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="Linienspitzen_20_1" draw:marker-end-width="0.3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2.25cm" svg:y1="18.07cm" svg:x2="2.25cm" svg:y2="11.32cm">
            <text:p/>
          </draw:line>
          <draw:line draw:style-name="gr1" draw:text-style-name="P1" draw:layer="layout" svg:x1="2.22cm" svg:y1="18.088cm" svg:x2="10.47cm" svg:y2="18.088cm">
            <text:p/>
          </draw:line>
          <draw:g>
            <svg:title>TexMaths</svg:title>
            <svg:desc>16§latex§$p$§svg§600§TRUE§</svg:desc>
            <draw:g>
              <draw:path draw:style-name="gr2" draw:text-style-name="P2" draw:layer="layout" svg:width="0.29cm" svg:height="0.354cm" svg:x="1.577cm" svg:y="12.001cm" svg:viewBox="0 0 291 355" svg:d="M43 315c-5 19-5 23-30 23-7 0-13 0-13 11 0 3 3 6 8 6 14 0 30-1 46-1 19 0 38 1 56 1 3 0 9 0 9-11 0-6-4-6-12-6-29 0-29-4-29-10s24-97 27-111c8 17 24 36 51 36 65 0 135-81 135-164 0-52-32-89-75-89-27 0-54 21-73 41-5-28-28-41-49-41-26 0-37 22-41 32-10 19-18 52-18 54 0 6 4 4 6 6 7 0 7-1 10-12 9-40 21-67 41-67 10 0 18 5 18 25 0 13-2 19-5 29-21 83-41 166-62 248zM142 73c3-16 19-32 28-40 19-17 35-20 45-20 22 0 36 20 36 52 0 33-19 97-28 118-19 40-46 57-67 57-37 0-43-46-43-49 0-1 0-1 2-9 9-37 18-73 27-109z">
                <text:p/>
              </draw:path>
            </draw:g>
          </draw:g>
          <draw:g>
            <svg:title>TexMaths</svg:title>
            <svg:desc>16§latex§$V$§svg§600§TRUE§</svg:desc>
            <draw:g>
              <draw:path draw:style-name="gr2" draw:text-style-name="P2" draw:layer="layout" svg:width="0.396cm" svg:height="0.393cm" svg:x="9.479cm" svg:y="18.502cm" svg:viewBox="0 0 397 394" svg:d="M319 64c27-43 51-45 70-46 8 0 8-10 8-12 0-4-3-6-8-6-14 0-30 2-45 2-19 0-38-2-55-2-4 0-11 0-11 11 0 7 6 7 9 7 16 1 26 6 26 17 0 10-8 21-8 22-57 91-114 182-171 273-13-99-26-198-38-297 0-9 12-15 38-15 8 0 14 0 14-12 0-4-4-6-8-6-22 0-46 2-70 2-9 0-21 0-30 0-10 0-21-2-30-2-4 0-10 0-10 11 0 7 5 7 13 7 32 0 32 4 33 19 15 115 30 229 45 344 2 11 3 13 11 13 10 0 11-3 16-10 67-106 134-213 201-320z">
                <text:p/>
              </draw:path>
            </draw:g>
          </draw:g>
          <draw:path draw:style-name="gr3" draw:text-style-name="P1" draw:layer="layout" svg:width="5.62cm" svg:height="4.349cm" draw:transform="rotate (-1.34407805696083) translate (7.98647517381718cm 11.2727114232494cm)" svg:viewBox="0 0 5621 4350" svg:d="M0 4348c2548 74 4460-1537 5621-4348">
            <text:p/>
          </draw:path>
          <draw:g>
            <svg:title>TexMaths</svg:title>
            <svg:desc>16§latex§\begin{equation*}
\begin{split}
&amp;T=const.\\
&amp;p\propto\frac{1}{V}\\
\end{split}
\end{equation*}§svg§600§TRUE§</svg:desc>
            <draw:g>
              <draw:path draw:style-name="gr2" draw:text-style-name="P2" draw:layer="layout" svg:width="0.381cm" svg:height="0.379cm" svg:x="4.71cm" svg:y="12.205cm" svg:viewBox="0 0 382 380" svg:d="M225 40c5-16 7-19 15-21 5-1 22-1 35-1 56 0 82 3 82 46 0 8-2 30-5 45 0 1-2 9-2 11 0 3 2 6 7 6 6 0 8-5 9-13 5-32 10-65 15-97 0-2 1-8 1-10 0-6-6-6-16-6-104 0-208 0-312 0-12 0-12 2-17 11-11 33-23 66-34 99 0 2-2 7-3 10 0 5 3 6 6 6 7 0 7-1 10-11 30-88 45-97 128-97 7 0 15 0 22 0 16 0 16 3 16 6s-1 11-3 13c-25 99-50 199-75 299-5 20-6 27-67 27-19 0-23 0-23 11 0 6 7 6 10 6 14 0 30-1 45-1 16 0 32 0 48 0s32 0 46 0c18 0 34 1 50 1 6 0 12 0 12-11 0-6-4-6-19-6-14 0-22 0-37-2-15-1-20-3-20-11 0-2 0-3 3-13 24-99 49-198 73-297z">
                <text:p/>
              </draw:path>
              <draw:path draw:style-name="gr2" draw:text-style-name="P2" draw:layer="layout" svg:width="0.372cm" svg:height="0.13cm" svg:x="5.29cm" svg:y="12.379cm" svg:viewBox="0 0 373 131" svg:d="M353 22c10 0 20 0 20-11s-10-11-18-11c-112 0-225 0-337 0-8 0-18 0-18 11s10 11 19 11c112 0 223 0 334 0zM355 131c8 0 18 0 18-11s-10-11-20-11c-111 0-222 0-334 0-9 0-19 0-19 11s10 11 18 11c112 0 225 0 337 0z">
                <text:p/>
              </draw:path>
              <draw:path draw:style-name="gr2" draw:text-style-name="P2" draw:layer="layout" svg:width="0.218cm" svg:height="0.253cm" svg:x="5.874cm" svg:y="12.338cm" svg:viewBox="0 0 219 254" svg:d="M200 35c-10 0-18 0-26 7-8 9-9 19-9 22 0 14 9 19 20 19 16 0 32-13 32-35 0-27-27-48-67-48-75 0-150 80-150 160 0 49 34 94 91 94 80 0 128-59 128-67 0-3-3-6-6-6-4 0-5 1-8 4-45 56-106 56-112 56-35 0-51-27-51-60 0-24 11-79 30-112 18-32 48-56 80-56 19 0 40 6 48 22z">
                <text:p/>
              </draw:path>
              <draw:path draw:style-name="gr2" draw:text-style-name="P2" draw:layer="layout" svg:width="0.24cm" svg:height="0.253cm" svg:x="6.117cm" svg:y="12.338cm" svg:viewBox="0 0 241 254" svg:d="M241 94c0-57-40-94-91-94-75 0-150 80-150 160 0 54 38 94 90 94 75 0 151-78 151-160zM91 241c-24 0-49-17-49-60 0-28 14-88 33-117 27-43 59-51 75-51 32 0 50 25 50 59 0 22-11 81-32 118-21 32-51 51-77 51z">
                <text:p/>
              </draw:path>
              <draw:path draw:style-name="gr2" draw:text-style-name="P2" draw:layer="layout" svg:width="0.304cm" svg:height="0.253cm" svg:x="6.383cm" svg:y="12.338cm" svg:viewBox="0 0 305 254" svg:d="M34 214c-2 10-5 23-5 24 0 11 8 16 16 16 6 0 17-5 21-16 0-1 8-27 11-41 3-17 7-34 11-52 3-11 8-24 10-36 3-10 8-26 8-29 8-18 38-67 91-67 25 0 30 21 30 38 0 35-27 107-37 131-5 13-5 19-5 26 0 27 20 46 47 46 53 0 73-81 73-86 0-7-6-7-8-7-4 0-4 2-8 12-11 38-28 68-57 68-10 0-13-4-13-17 0-15 5-29 10-40 11-31 35-93 35-125 0-37-24-59-66-59-49 0-78 35-88 48-1-30-25-48-51-48-25 0-37 21-41 32-10 19-18 51-18 54 0 5 4 4 6 5 7 0 7 0 10-13 10-40 21-65 42-65 11 0 17 6 17 25 0 12-1 18-9 47-11 43-22 86-32 129z">
                <text:p/>
              </draw:path>
              <draw:path draw:style-name="gr2" draw:text-style-name="P2" draw:layer="layout" svg:width="0.205cm" svg:height="0.253cm" svg:x="6.733cm" svg:y="12.338cm" svg:viewBox="0 0 206 254" svg:d="M190 38c-16 0-27 13-27 24 0 8 6 18 18 18s25-10 25-32c0-26-24-48-65-48-75 0-96 58-96 82 0 43 41 52 57 55 31 5 60 12 60 44 0 14-13 60-80 60-8 0-52 0-64-28 20 1 35-15 35-31 0-13-10-19-21-19-14 0-32 11-32 37 0 32 32 54 80 54 91 0 113-69 113-93 0-20-11-35-17-41-14-16-32-19-56-24-21-5-43-8-43-34 0-16 14-49 64-49 13 0 41 3 49 25z">
                <text:p/>
              </draw:path>
              <draw:path draw:style-name="gr2" draw:text-style-name="P2" draw:layer="layout" svg:width="0.17cm" svg:height="0.357cm" svg:x="6.981cm" svg:y="12.234cm" svg:viewBox="0 0 171 358" svg:d="M102 128c18 0 36 0 53 0 11 0 16 0 16-11 0-7-5-7-14-7-17 0-33 0-50 0 19-80 23-91 23-94 0-10-7-16-16-16-2 0-18 0-23 21-7 30-15 59-22 89-18 0-35 0-53 0-11 0-16 0-16 10 0 8 3 8 14 8 17 0 33 0 50 0-40 158-42 168-42 179 0 30 21 51 52 51 57 0 89-81 89-86 0-7-5-7-6-7-7 0-7 2-10 8-24 59-53 72-72 72-13 0-17-6-17-25 0-13 0-18 3-27 14-55 27-110 41-165z">
                <text:p/>
              </draw:path>
              <draw:path draw:style-name="gr2" draw:text-style-name="P2" draw:layer="layout" svg:width="0.058cm" svg:height="0.058cm" svg:x="7.219cm" svg:y="12.526cm" svg:viewBox="0 0 59 59" svg:d="M59 29c0-16-14-29-30-29s-29 12-29 29 13 30 29 30 30-13 30-30z">
                <text:p/>
              </draw:path>
              <draw:path draw:style-name="gr2" draw:text-style-name="P2" draw:layer="layout" svg:width="0.293cm" svg:height="0.355cm" svg:x="4.678cm" svg:y="13.506cm" svg:viewBox="0 0 294 356" svg:d="M43 317c-5 19-5 22-30 22-7 0-13 0-13 11 0 5 3 6 8 6 14 0 30-1 46-1 20 0 39 1 56 1 4 0 10 0 10-11 0-6-5-6-13-6-29 0-29-3-29-8 0-6 24-99 29-114 7 18 23 37 51 37 66 0 136-81 136-164 0-53-32-90-75-90-29 0-56 19-73 42-7-31-31-42-52-42-25 0-36 22-41 32-10 19-18 53-18 54 0 5 7 5 8 5 5 0 5 0 10-13 9-40 21-65 40-65 9 0 17 3 17 25 0 13-1 20-3 29-21 83-43 166-64 250zM142 72c5-14 20-30 29-38 21-18 37-21 46-21 23 0 36 20 36 53 0 32-18 97-29 118-19 40-45 57-66 57-38 0-44-46-44-49 0-2 0-2 1-10 9-37 18-73 27-110z">
                <text:p/>
              </draw:path>
              <draw:path draw:style-name="gr2" draw:text-style-name="P2" draw:layer="layout" svg:width="0.373cm" svg:height="0.253cm" svg:x="5.166cm" svg:y="13.506cm" svg:viewBox="0 0 374 254" svg:d="M374 230c-1 0-11 2-13 2-44 0-73-45-92-74-7-9-21-33-28-41 15-31 52-101 119-101 3 0 8 0 14 2 0-15 0-15-1-16-4-2-12-2-18-2-70 0-112 69-126 96-23-34-31-46-52-64-33-29-63-32-78-32-62 0-99 62-99 128 0 62 35 126 98 126 70 0 111-69 126-96 22 34 30 47 51 64 34 29 66 32 78 32 8 0 16-1 21-1 0-8 0-15 0-23zM211 137c-13 31-51 101-118 101-55 0-80-59-80-110 0-56 32-106 78-106 45 0 74 45 93 74 6 10 21 32 27 41z">
                <text:p/>
              </draw:path>
              <draw:path draw:style-name="gr2" draw:text-style-name="P2" draw:layer="layout" svg:width="0.183cm" svg:height="0.373cm" svg:x="5.932cm" svg:y="12.999cm" svg:viewBox="0 0 184 374" svg:d="M115 16c0-14 0-16-14-16-34 37-83 37-101 37 0 6 0 11 0 17 11 0 43 0 74-14 0 97 0 194 0 291 0 19-2 27-53 27-6 0-12 0-18 0 0 5 0 11 0 16 19-2 69-2 91-2 23 0 71 0 90 2 0-5 0-11 0-16-6 0-12 0-18 0-49 0-51-6-51-27 0-105 0-210 0-315z">
                <text:p/>
              </draw:path>
              <draw:path draw:style-name="gr2" draw:text-style-name="P2" draw:layer="layout" svg:width="0.452cm" svg:height="0.021cm" svg:x="5.796cm" svg:y="13.602cm" svg:viewBox="0 0 453 22" svg:d="M225 22c-75 0-150 0-225 0 0-7 0-15 0-22 151 0 302 0 453 0 0 7 0 15 0 22-76 0-152 0-228 0z">
                <text:p/>
              </draw:path>
              <draw:path draw:style-name="gr2" draw:text-style-name="P2" draw:layer="layout" svg:width="0.4cm" svg:height="0.395cm" svg:x="5.826cm" svg:y="13.756cm" svg:viewBox="0 0 401 396" svg:d="M321 64c28-43 52-45 72-46 7 0 8-10 8-12 0-3-3-6-8-6-14 0-30 2-46 2-18 0-37-2-54-2-5 0-12 0-12 11 0 7 5 7 10 7 14 1 26 6 26 19 0 8-7 14-10 21-57 91-114 182-171 273-13-99-26-197-38-296 0-9 12-17 38-17 8 0 14 0 14-12 0-4-4-6-8-6-22 0-46 2-70 2-10 0-21 0-30 0-10 0-21-2-31-2-3 0-11 0-11 11 0 7 5 7 14 7 32 0 32 4 34 19 15 115 30 231 45 347 1 11 3 12 11 12 10 0 11-3 16-11 67-107 134-214 201-321z">
                <text:p/>
              </draw:path>
            </draw:g>
          </draw:g>
          <draw:custom-shape draw:style-name="gr4" draw:text-style-name="P3" draw:layer="layout" svg:width="0.2cm" svg:height="0.2cm" draw:transform="rotate (-2.28638132011257) translate (5.588cm 15.13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0.15cm" svg:height="0.15cm" svg:x="9.131cm" svg:y="16.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5cm" svg:height="0.15cm" svg:x="3.68cm" svg:y="12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14.25cm" svg:y1="18.071cm" svg:x2="14.25cm" svg:y2="11.321cm">
            <text:p/>
          </draw:line>
          <draw:line draw:style-name="gr1" draw:text-style-name="P1" draw:layer="layout" svg:x1="14.22cm" svg:y1="18.089cm" svg:x2="22.47cm" svg:y2="18.089cm">
            <text:p/>
          </draw:line>
          <draw:g>
            <svg:title>TexMaths</svg:title>
            <svg:desc>16§latex§$S$§svg§600§TRUE§</svg:desc>
            <draw:g>
              <draw:path draw:style-name="gr2" draw:text-style-name="P2" draw:layer="layout" svg:width="0.332cm" svg:height="0.407cm" svg:x="13.578cm" svg:y="12.002cm" svg:viewBox="0 0 333 408" svg:d="M333 6c0-3-2-6-6-6s-4 0-10 8c-9 11-18 21-27 32-15-26-43-40-80-40-72 0-140 64-140 133 0 45 31 70 60 80 19 5 39 9 59 14 21 7 53 15 53 61 0 50-47 102-103 102-35 0-97-12-97-81 0-15 3-27 3-31 1-1 1-2 1-3 0-6-4-6-6-6s-5 0-6 1c-2 2-34 130-34 132 0 4 3 6 6 6 4 0 4 0 10-8 10-11 19-21 29-32 24 32 61 40 94 40 76 0 143-75 143-144 0-38-19-58-27-66-13-12-23-16-72-28-13-4-33-8-37-10-16-5-36-21-36-51 0-45 45-93 100-93 46 0 80 24 80 86 0 18-2 29-2 32 2 2 0 5 7 5 4 0 6-1 8-11 10-41 20-81 30-122z">
                <text:p/>
              </draw:path>
            </draw:g>
          </draw:g>
          <draw:g>
            <svg:title>TexMaths</svg:title>
            <svg:desc>16§latex§$T$§svg§600§TRUE§</svg:desc>
            <draw:g>
              <draw:path draw:style-name="gr2" draw:text-style-name="P2" draw:layer="layout" svg:width="0.378cm" svg:height="0.377cm" svg:x="21.48cm" svg:y="18.504cm" svg:viewBox="0 0 379 378" svg:d="M225 40c4-16 6-19 12-21 5-1 24-1 35-1 58 0 82 1 82 46 0 8-2 29-5 44 0 2-2 8-2 10 0 3 2 8 8 8 5 0 7-5 8-13 5-32 10-65 14-97 2-3 2-8 2-10 0-6-5-6-14-6-103 0-206 0-309 0-15 0-15 0-19 11-12 33-23 66-34 99-1 3-3 8-3 10 0 3 3 6 8 6s5-3 10-13c28-86 43-95 125-95 8 0 15 0 23 0 16 0 16 1 16 6 0 3-2 9-4 11-25 100-50 199-74 298-5 21-7 27-66 27-20 0-24 0-24 12 0 6 7 6 10 6 14 0 30-2 46-2 14 0 31 0 46 0s32 0 46 0c18 0 34 2 50 2 5 0 13 0 13-11 0-7-5-7-20-7-14 0-22 0-36-1-16-2-21-3-21-11 0-2 0-3 3-13 25-98 49-197 74-295z">
                <text:p/>
              </draw:path>
            </draw:g>
          </draw:g>
          <draw:line draw:style-name="gr3" draw:text-style-name="P1" draw:layer="layout" svg:x1="15.8cm" svg:y1="16.78cm" svg:x2="15.8cm" svg:y2="12.28cm">
            <text:p/>
          </draw:line>
          <draw:g>
            <svg:title>TexMaths</svg:title>
            <svg:desc>16§latex§$T=const.$§svg§600§TRUE§</svg:desc>
            <draw:g>
              <draw:path draw:style-name="gr2" draw:text-style-name="P2" draw:layer="layout" svg:width="0.381cm" svg:height="0.377cm" svg:x="16.378cm" svg:y="12.204cm" svg:viewBox="0 0 382 378" svg:d="M227 40c3-16 6-19 13-21 5-1 24-1 35-1 58 0 82 1 82 46 0 8-2 28-4 44-1 2-1 8-1 10 0 3 1 8 6 8 7 0 7-5 8-13 6-32 11-65 16-97 0-3 0-8 0-10 0-6-5-6-14-6-104 0-208 0-312 0-14 0-14 0-18 11-11 33-22 66-33 99-2 0-5 8-5 10 0 3 3 6 8 6s6-3 10-13c30-86 44-95 128-95 6 0 13 0 20 0 16 0 16 1 16 6 0 3-1 9-1 11-25 99-50 199-75 298-5 21-7 27-68 27-20 0-24 0-24 11 0 7 7 7 10 7 16 0 30-2 46-2s32 0 48 0 31 0 47 0 33 2 49 2c5 0 11 0 11-12 0-6-4-6-19-6-13 0-21 0-35 0-16-1-21-5-21-13 1-3 0-3 2-11 25-99 50-197 75-296z">
                <text:p/>
              </draw:path>
              <draw:path draw:style-name="gr2" draw:text-style-name="P2" draw:layer="layout" svg:width="0.373cm" svg:height="0.13cm" svg:x="16.958cm" svg:y="12.378cm" svg:viewBox="0 0 374 131" svg:d="M355 22c8 0 19 0 19-11s-11-11-19-11c-112 0-224 0-336 0-8 0-19 0-19 11s11 11 19 11c112 0 224 0 336 0zM355 131c8 0 19 0 19-11 0-12-11-12-19-12-112 0-224 0-336 0-8 0-19 0-19 12 0 11 11 11 19 11 112 0 224 0 336 0z">
                <text:p/>
              </draw:path>
              <draw:path draw:style-name="gr2" draw:text-style-name="P2" draw:layer="layout" svg:width="0.216cm" svg:height="0.252cm" svg:x="17.544cm" svg:y="12.335cm" svg:viewBox="0 0 217 253" svg:d="M198 35c-8 0-16 0-24 8-9 8-11 18-11 22 0 13 11 19 21 19 17 0 32-14 32-36 0-27-26-48-66-48-76 0-150 80-150 159 0 50 32 94 90 94 81 0 127-59 127-65 0-3-3-8-6-8s-3 2-8 6c-43 55-105 55-112 55-35 0-49-27-49-61 0-22 11-76 30-111 16-32 48-56 78-56 19 0 40 8 48 22z">
                <text:p/>
              </draw:path>
              <draw:path draw:style-name="gr2" draw:text-style-name="P2" draw:layer="layout" svg:width="0.239cm" svg:height="0.252cm" svg:x="17.787cm" svg:y="12.335cm" svg:viewBox="0 0 240 253" svg:d="M240 96c0-59-40-96-90-96-75 0-150 80-150 159 0 55 37 94 90 94 73 0 150-76 150-157zM90 241c-24 0-48-18-48-61 0-27 14-88 32-116 27-43 59-51 75-51 33 0 49 27 49 60 0 23-11 80-32 117-19 31-51 51-76 51z">
                <text:p/>
              </draw:path>
              <draw:path draw:style-name="gr2" draw:text-style-name="P2" draw:layer="layout" svg:width="0.303cm" svg:height="0.252cm" svg:x="18.052cm" svg:y="12.335cm" svg:viewBox="0 0 304 253" svg:d="M32 214c-2 9-5 22-5 25 0 10 8 14 16 14s18-4 21-16c2-1 8-27 11-41 4-16 9-33 13-49 3-13 6-26 10-39 1-9 6-25 6-27 8-17 38-68 91-68 26 0 30 20 30 40 0 33-27 105-35 129-6 12-6 19-6 25 0 27 19 46 46 46 53 0 74-81 74-86 0-4-5-4-7-4-6 0-6 1-9 9-11 38-29 69-56 69-10 0-15-5-15-18 0-14 5-27 10-40 11-30 35-91 35-122 0-39-24-61-64-61-51 0-78 37-88 49-3-31-26-49-52-49-27 0-36 22-42 32-10 19-16 52-16 54 0 6 5 6 6 6 5 0 7-1 10-12 10-40 21-67 40-67 11 0 18 8 18 25 0 11-2 18-8 48-12 43-23 85-34 128z">
                <text:p/>
              </draw:path>
              <draw:path draw:style-name="gr2" draw:text-style-name="P2" draw:layer="layout" svg:width="0.207cm" svg:height="0.252cm" svg:x="18.401cm" svg:y="12.335cm" svg:viewBox="0 0 208 253" svg:d="M190 38c-14 0-25 13-25 26 0 8 4 16 16 16s27-10 27-32c0-24-24-48-67-48-74 0-95 57-95 81 0 45 40 53 58 56 29 6 57 11 57 43 0 14-12 61-79 61-8 0-52 0-64-29 20 2 35-14 35-30 0-13-10-19-21-19-14 0-32 11-32 36 0 32 32 54 82 54 91 0 111-67 111-92 0-21-9-35-17-41-15-16-30-18-56-23-19-5-42-9-42-33 0-18 13-51 63-51 14 0 41 3 49 25z">
                <text:p/>
              </draw:path>
              <draw:path draw:style-name="gr2" draw:text-style-name="P2" draw:layer="layout" svg:width="0.172cm" svg:height="0.354cm" svg:x="18.649cm" svg:y="12.233cm" svg:viewBox="0 0 173 355" svg:d="M102 126c18 0 36 0 53 0 11 0 18 0 18-11 0-7-7-7-16-7-17 0-33 0-50 0 21-79 23-90 23-94 0-9-7-14-16-14-2 0-18 0-23 19-7 30-15 60-22 89-18 0-35 0-53 0-11 0-16 0-16 12 0 6 5 6 16 6 17 0 33 0 50 0-42 159-44 167-44 178 0 31 21 51 52 51 57 0 89-81 89-86 0-4-5-4-6-4-5 0-7 1-8 6-26 59-55 72-74 72-11 0-17-7-17-26 0-13 1-17 3-27 14-55 27-109 41-164z">
                <text:p/>
              </draw:path>
              <draw:path draw:style-name="gr2" draw:text-style-name="P2" draw:layer="layout" svg:width="0.058cm" svg:height="0.058cm" svg:x="18.887cm" svg:y="12.523cm" svg:viewBox="0 0 59 59" svg:d="M59 30c0-17-13-30-30-30s-29 14-29 30c0 17 12 29 29 29s30-13 30-29z">
                <text:p/>
              </draw:path>
            </draw:g>
          </draw:g>
          <draw:custom-shape draw:style-name="gr4" draw:text-style-name="P3" draw:layer="layout" svg:width="0.2cm" svg:height="0.2cm" svg:x="15.7cm" svg:y="14.21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0.15cm" svg:height="0.15cm" svg:x="15.73cm" svg:y="16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5cm" svg:height="0.15cm" svg:x="15.731cm" svg:y="12.1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2.25cm" svg:y1="27.071cm" svg:x2="2.25cm" svg:y2="20.321cm">
            <text:p/>
          </draw:line>
          <draw:line draw:style-name="gr1" draw:text-style-name="P1" draw:layer="layout" svg:x1="2.22cm" svg:y1="27.089cm" svg:x2="10.47cm" svg:y2="27.089cm">
            <text:p/>
          </draw:line>
          <draw:g>
            <svg:title>TexMaths</svg:title>
            <svg:desc>16§latex§$p$§svg§600§TRUE§</svg:desc>
            <draw:g>
              <draw:path draw:style-name="gr2" draw:text-style-name="P2" draw:layer="layout" svg:width="0.29cm" svg:height="0.354cm" svg:x="1.577cm" svg:y="21.002cm" svg:viewBox="0 0 291 355" svg:d="M43 315c-5 19-5 23-30 23-7 0-13 0-13 11 0 3 3 6 8 6 14 0 30-1 46-1 19 0 38 1 56 1 3 0 9 0 9-11 0-6-4-6-12-6-29 0-29-4-29-10s24-97 27-111c8 17 24 36 51 36 65 0 135-81 135-164 0-52-32-89-75-89-27 0-54 21-73 41-5-28-28-41-49-41-26 0-37 22-41 32-10 19-18 52-18 54 0 6 4 4 6 6 7 0 7-1 10-12 9-40 21-67 41-67 10 0 18 5 18 25 0 13-2 19-5 29-21 83-41 166-62 248zM142 73c3-16 19-32 28-40 19-17 35-20 45-20 22 0 36 20 36 52 0 33-19 97-28 118-19 40-46 57-67 57-37 0-43-46-43-49 0-1 0-1 2-9 9-37 18-73 27-109z">
                <text:p/>
              </draw:path>
            </draw:g>
          </draw:g>
          <draw:g>
            <svg:title>TexMaths</svg:title>
            <svg:desc>16§latex§$V$§svg§600§TRUE§</svg:desc>
            <draw:g>
              <draw:path draw:style-name="gr2" draw:text-style-name="P2" draw:layer="layout" svg:width="0.396cm" svg:height="0.393cm" svg:x="9.479cm" svg:y="27.503cm" svg:viewBox="0 0 397 394" svg:d="M319 64c27-43 51-45 70-46 8 0 8-10 8-12 0-4-3-6-8-6-14 0-30 2-45 2-19 0-38-2-55-2-4 0-11 0-11 11 0 7 6 7 9 7 16 1 26 6 26 17 0 10-8 21-8 22-57 91-114 182-171 273-13-99-26-198-38-297 0-9 12-15 38-15 8 0 14 0 14-12 0-4-4-6-8-6-22 0-46 2-70 2-9 0-21 0-30 0-10 0-21-2-30-2-4 0-10 0-10 11 0 7 5 7 13 7 32 0 32 4 33 19 15 115 30 229 45 344 2 11 3 13 11 13 10 0 11-3 16-10 67-106 134-213 201-320z">
                <text:p/>
              </draw:path>
            </draw:g>
          </draw:g>
          <draw:g>
            <svg:title>TexMaths</svg:title>
            <svg:desc>16§latex§$V=const.$§svg§600§TRUE§</svg:desc>
            <draw:g>
              <draw:path draw:style-name="gr2" draw:text-style-name="P2" draw:layer="layout" svg:width="0.399cm" svg:height="0.393cm" svg:x="4.379cm" svg:y="21.205cm" svg:viewBox="0 0 400 394" svg:d="M321 64c28-43 52-45 71-46 8 0 8-10 8-12 0-4-3-6-8-6-15 0-31 2-45 2-19 0-38-2-56-2-3 0-11 0-11 11 0 7 5 7 9 7 15 1 26 6 26 17 0 10-8 21-8 22-58 91-115 182-173 273-12-99-25-198-38-297 0-9 13-15 38-15 8 0 15 0 15-12 0-4-5-6-8-6-23 0-47 2-69 2-11 0-22 0-32 0s-21-2-30-2c-4 0-10 0-10 11 0 7 5 7 13 7 32 0 32 4 35 19 14 115 29 229 43 344 2 11 5 13 11 13 10 0 12-3 16-10 68-106 136-213 203-320z">
                <text:p/>
              </draw:path>
              <draw:path draw:style-name="gr2" draw:text-style-name="P2" draw:layer="layout" svg:width="0.373cm" svg:height="0.13cm" svg:x="4.987cm" svg:y="21.382cm" svg:viewBox="0 0 374 131" svg:d="M355 22c8 0 19 0 19-11s-11-11-19-11c-112 0-224 0-336 0-8 0-19 0-19 11s11 11 19 11c112 0 224 0 336 0zM355 131c8 0 19 0 19-11 0-12-11-12-19-12-112 0-224 0-336 0-8 0-19 0-19 12 0 11 11 11 19 11 112 0 224 0 336 0z">
                <text:p/>
              </draw:path>
              <draw:path draw:style-name="gr2" draw:text-style-name="P2" draw:layer="layout" svg:width="0.216cm" svg:height="0.253cm" svg:x="5.572cm" svg:y="21.339cm" svg:viewBox="0 0 217 254" svg:d="M198 35c-8 0-16 0-24 8-9 8-11 18-11 22 0 13 11 20 21 20 17 0 32-13 32-36 0-28-26-49-66-49-76 0-150 81-150 160 0 49 32 94 90 94 81 0 127-59 127-66 0-3-3-8-6-8s-5 2-8 7c-43 54-105 54-112 54-35 0-49-27-49-61 0-22 11-76 28-111 18-32 50-56 80-56 19 0 40 8 48 22z">
                <text:p/>
              </draw:path>
              <draw:path draw:style-name="gr2" draw:text-style-name="P2" draw:layer="layout" svg:width="0.239cm" svg:height="0.253cm" svg:x="5.815cm" svg:y="21.339cm" svg:viewBox="0 0 240 254" svg:d="M240 96c0-59-40-96-90-96-75 0-150 80-150 160 0 55 37 94 90 94 73 0 150-77 150-158zM90 241c-24 0-48-16-48-61 0-27 14-87 32-116 27-43 59-51 75-51 33 0 49 27 49 60 0 23-11 80-32 117-19 33-51 51-76 51z">
                <text:p/>
              </draw:path>
              <draw:path draw:style-name="gr2" draw:text-style-name="P2" draw:layer="layout" svg:width="0.303cm" svg:height="0.253cm" svg:x="6.08cm" svg:y="21.339cm" svg:viewBox="0 0 304 254" svg:d="M32 215c-2 8-5 21-5 24 0 10 8 15 16 15 7 0 18-5 21-16 2 0 8-27 11-42 4-16 9-33 13-49 3-13 6-26 10-39 1-9 6-25 6-27 8-17 38-68 91-68 26 0 30 20 30 40 0 33-27 105-35 129-6 13-6 21-6 25 0 27 19 47 46 47 53 0 74-82 74-87 0-4-5-4-7-4-6 0-6 1-9 9-11 39-29 69-56 69-10 0-15-5-15-18 0-14 5-27 10-40 11-30 35-90 35-122 0-39-24-61-65-61-50 0-77 37-87 49-3-31-26-49-52-49-27 0-36 22-42 32-10 19-16 53-16 54 0 7 5 7 6 7 5 0 7 0 10-13 10-40 21-67 40-67 11 0 18 8 18 25 0 13-2 18-8 48-12 43-23 86-34 129z">
                <text:p/>
              </draw:path>
              <draw:path draw:style-name="gr2" draw:text-style-name="P2" draw:layer="layout" svg:width="0.207cm" svg:height="0.253cm" svg:x="6.429cm" svg:y="21.339cm" svg:viewBox="0 0 208 254" svg:d="M190 38c-14 2-25 13-25 26 0 8 4 16 16 16s27-10 27-31c0-25-24-49-67-49-75 0-96 57-96 83 0 43 41 51 59 54 29 7 57 13 57 43 0 15-12 61-79 61-8 0-52 0-64-29 20 3 35-14 35-30 0-13-10-19-21-19-14 0-32 11-32 36 0 32 32 55 82 55 91 0 111-67 111-93 0-21-9-33-17-41-15-15-30-18-56-23-19-4-42-9-42-33 0-16 13-51 63-51 14 0 41 5 49 25z">
                <text:p/>
              </draw:path>
              <draw:path draw:style-name="gr2" draw:text-style-name="P2" draw:layer="layout" svg:width="0.172cm" svg:height="0.355cm" svg:x="6.677cm" svg:y="21.237cm" svg:viewBox="0 0 173 356" svg:d="M102 126c18 0 36 0 53 0 11 0 18 0 18-11 0-7-7-7-16-7-17 0-33 0-50 0 21-78 23-89 23-94 0-9-7-14-16-14-2 0-18 0-23 21-7 29-15 58-22 87-18 0-35 0-53 0-11 0-16 0-16 12 0 6 5 6 16 6 17 0 33 0 50 0-42 160-44 169-44 179 0 30 21 51 52 51 57 0 89-82 89-86 0-5-5-5-6-5-5 0-7 1-8 8-26 57-55 70-74 70-11 0-17-6-17-26 0-12 1-17 3-25 14-55 27-111 41-166z">
                <text:p/>
              </draw:path>
              <draw:path draw:style-name="gr2" draw:text-style-name="P2" draw:layer="layout" svg:width="0.058cm" svg:height="0.058cm" svg:x="6.915cm" svg:y="21.527cm" svg:viewBox="0 0 59 59" svg:d="M59 30c0-16-13-30-30-30s-29 14-29 30 12 29 29 29 30-13 30-29z">
                <text:p/>
              </draw:path>
            </draw:g>
          </draw:g>
          <draw:line draw:style-name="gr3" draw:text-style-name="P1" draw:layer="layout" svg:x1="3.7cm" svg:y1="25.781cm" svg:x2="3.7cm" svg:y2="21.281cm">
            <text:p/>
          </draw:line>
          <draw:custom-shape draw:style-name="gr4" draw:text-style-name="P3" draw:layer="layout" svg:width="0.2cm" svg:height="0.2cm" svg:x="3.6cm" svg:y="23.21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0.15cm" svg:height="0.15cm" svg:x="3.63cm" svg:y="25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5cm" svg:height="0.15cm" svg:x="3.631cm" svg:y="21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14.25cm" svg:y1="27.072cm" svg:x2="14.25cm" svg:y2="20.322cm">
            <text:p/>
          </draw:line>
          <draw:line draw:style-name="gr1" draw:text-style-name="P1" draw:layer="layout" svg:x1="14.22cm" svg:y1="27.09cm" svg:x2="22.47cm" svg:y2="27.09cm">
            <text:p/>
          </draw:line>
          <draw:g>
            <svg:title>TexMaths</svg:title>
            <svg:desc>16§latex§$S$§svg§600§TRUE§</svg:desc>
            <draw:g>
              <draw:path draw:style-name="gr2" draw:text-style-name="P2" draw:layer="layout" svg:width="0.332cm" svg:height="0.407cm" svg:x="13.578cm" svg:y="21.003cm" svg:viewBox="0 0 333 408" svg:d="M333 6c0-3-2-6-6-6s-4 0-10 8c-9 11-18 21-27 32-15-26-43-40-80-40-72 0-140 64-140 133 0 45 31 70 60 80 19 5 39 9 59 14 21 7 53 15 53 61 0 50-47 102-103 102-35 0-97-12-97-81 0-15 3-27 3-31 1-1 1-2 1-3 0-6-4-6-6-6s-5 0-6 1c-2 2-34 130-34 132 0 4 3 6 6 6 4 0 4 0 10-8 10-11 19-21 29-32 24 32 61 40 94 40 76 0 143-75 143-144 0-38-19-58-27-66-13-12-23-16-72-28-13-4-33-8-37-10-16-5-36-21-36-51 0-45 45-93 100-93 46 0 80 24 80 86 0 18-2 29-2 32 2 2 0 5 7 5 4 0 6-1 8-11 10-41 20-81 30-122z">
                <text:p/>
              </draw:path>
            </draw:g>
          </draw:g>
          <draw:g>
            <svg:title>TexMaths</svg:title>
            <svg:desc>16§latex§$T$§svg§600§TRUE§</svg:desc>
            <draw:g>
              <draw:path draw:style-name="gr2" draw:text-style-name="P2" draw:layer="layout" svg:width="0.378cm" svg:height="0.377cm" svg:x="21.48cm" svg:y="27.505cm" svg:viewBox="0 0 379 378" svg:d="M225 40c4-16 6-19 12-21 5-1 24-1 35-1 58 0 82 1 82 46 0 8-2 29-5 44 0 2-2 8-2 10 0 3 2 8 8 8 5 0 7-5 8-13 5-32 10-65 14-97 2-3 2-8 2-10 0-6-5-6-14-6-103 0-206 0-309 0-15 0-15 0-19 11-12 33-23 66-34 99-1 3-3 8-3 10 0 3 3 6 8 6s5-3 10-13c28-86 43-95 125-95 8 0 15 0 23 0 16 0 16 1 16 6 0 3-2 9-4 11-25 100-50 199-74 298-5 21-7 27-66 27-20 0-24 0-24 12 0 6 7 6 10 6 14 0 30-2 46-2 14 0 31 0 46 0s32 0 46 0c18 0 34 2 50 2 5 0 13 0 13-11 0-7-5-7-20-7-14 0-22 0-36-1-16-2-21-3-21-11 0-2 0-3 3-13 25-98 49-197 74-295z">
                <text:p/>
              </draw:path>
            </draw:g>
          </draw:g>
          <draw:g>
            <svg:title>TexMaths</svg:title>
            <svg:desc>16§latex§\begin{equation*}
\begin{split}
&amp;V=const.\\
&amp;S\propto\ln(T)\\
\end{split}
\end{equation*}§svg§600§TRUE§</svg:desc>
            <draw:g>
              <draw:path draw:style-name="gr2" draw:text-style-name="P2" draw:layer="layout" svg:width="0.399cm" svg:height="0.395cm" svg:x="18.481cm" svg:y="22.506cm" svg:viewBox="0 0 400 396" svg:d="M321 64c28-43 52-45 72-46 7 0 7-10 7-12 0-3-2-6-7-6-14 0-32 2-46 2-19 0-38-2-56-2-3 0-10 0-10 11 0 7 5 7 8 7 16 1 26 6 26 19 0 8-5 14-8 21-58 91-115 182-173 273-12-99-25-197-38-296 0-9 13-17 40-17 6 0 13 0 13-12 0-4-3-6-8-6-23 0-47 2-69 2-10 0-20 0-30 0-11 0-21-2-31-2-5 0-11 0-11 11 0 7 5 7 14 7 31 0 32 4 34 19 15 115 30 231 45 346 1 12 3 13 11 13s11-3 14-9c68-108 136-216 203-323z">
                <text:p/>
              </draw:path>
              <draw:path draw:style-name="gr2" draw:text-style-name="P2" draw:layer="layout" svg:width="0.373cm" svg:height="0.13cm" svg:x="19.089cm" svg:y="22.683cm" svg:viewBox="0 0 374 131" svg:d="M355 22c8 0 19 0 19-11s-11-11-19-11c-112 0-224 0-336 0-8 0-19 0-19 11s11 11 19 11c112 0 224 0 336 0zM355 131c8 0 19 0 19-11s-11-11-19-11c-112 0-224 0-336 0-8 0-19 0-19 11s11 11 19 11c112 0 224 0 336 0z">
                <text:p/>
              </draw:path>
              <draw:path draw:style-name="gr2" draw:text-style-name="P2" draw:layer="layout" svg:width="0.218cm" svg:height="0.253cm" svg:x="19.674cm" svg:y="22.642cm" svg:viewBox="0 0 219 254" svg:d="M200 35c-10 0-18 0-26 8s-9 18-9 21c0 14 9 21 20 21 16 0 32-15 32-37 0-27-27-48-67-48-75 0-150 80-150 160 0 49 32 94 91 94 80 0 128-59 128-65 0-5-3-8-8-8-2 0-3 1-6 4-45 56-106 56-112 56-35 0-51-27-51-60 0-23 11-79 30-112 18-32 48-56 80-56 17 0 40 6 48 22z">
                <text:p/>
              </draw:path>
              <draw:path draw:style-name="gr2" draw:text-style-name="P2" draw:layer="layout" svg:width="0.239cm" svg:height="0.253cm" svg:x="19.917cm" svg:y="22.642cm" svg:viewBox="0 0 240 254" svg:d="M240 94c0-57-39-94-90-94-75 0-150 80-150 160 0 54 38 94 90 94 75 0 150-77 150-160zM91 241c-24 0-49-17-49-60 0-28 14-88 32-117 28-43 60-51 76-51 32 0 50 25 50 60 0 21-11 80-34 117-19 32-49 51-75 51z">
                <text:p/>
              </draw:path>
              <draw:path draw:style-name="gr2" draw:text-style-name="P2" draw:layer="layout" svg:width="0.304cm" svg:height="0.253cm" svg:x="20.183cm" svg:y="22.642cm" svg:viewBox="0 0 305 254" svg:d="M34 214c-2 10-5 22-5 24 0 11 8 16 16 16 6 0 16-5 21-16 0-2 6-27 11-41 3-17 7-34 11-50 3-13 6-26 10-38 3-10 6-26 8-29 8-16 38-67 91-67 25 0 30 21 30 38 0 35-27 107-37 131-5 13-5 19-5 26 0 27 20 46 47 46 53 0 73-81 73-86 0-7-6-7-8-7-4 0-4 2-8 12-11 38-30 68-57 68-10 0-13-5-13-17 0-15 5-29 10-40 11-31 35-93 35-125 0-37-26-59-66-59-49 0-78 35-88 48-1-30-25-48-51-48-25 0-37 22-41 32-10 19-18 53-18 54 0 5 4 3 6 5 7 0 7 0 10-13 10-40 21-65 42-65 11 0 17 6 17 25 0 12-1 18-9 47-11 43-22 86-32 129z">
                <text:p/>
              </draw:path>
              <draw:path draw:style-name="gr2" draw:text-style-name="P2" draw:layer="layout" svg:width="0.205cm" svg:height="0.253cm" svg:x="20.533cm" svg:y="22.642cm" svg:viewBox="0 0 206 254" svg:d="M190 38c-16 0-27 13-27 26 0 6 5 16 18 16 12 0 25-10 25-32 0-26-24-48-65-48-75 0-96 58-96 81 0 45 41 53 57 56 31 5 60 12 60 44 0 14-13 60-80 60-8 0-52 0-64-29 20 2 35-14 35-30 0-13-10-19-21-19-14 0-32 11-32 37 0 32 32 54 80 54 91 0 113-69 113-93 0-20-11-35-17-41-14-16-32-19-56-24-21-5-43-8-43-34 0-16 14-49 64-49 13 0 41 3 49 25z">
                <text:p/>
              </draw:path>
              <draw:path draw:style-name="gr2" draw:text-style-name="P2" draw:layer="layout" svg:width="0.17cm" svg:height="0.357cm" svg:x="20.781cm" svg:y="22.538cm" svg:viewBox="0 0 171 358" svg:d="M102 128c18 0 36 0 53 0 11 0 16 0 16-11 0-7-5-7-14-7-17 0-33 0-50 0 19-80 23-91 23-94 0-10-7-16-16-16-2 0-18 2-23 21-7 30-15 59-22 89-18 0-35 0-53 0-11 0-16 0-16 10 0 8 3 8 14 8 17 0 33 0 50 0-40 158-42 168-42 179 0 30 21 51 52 51 57 0 89-82 89-86 0-7-5-7-6-7-7 0-7 2-10 8-24 59-53 72-72 72-13 0-17-6-17-25 0-13 0-18 3-28 14-54 27-109 41-164z">
                <text:p/>
              </draw:path>
              <draw:path draw:style-name="gr2" draw:text-style-name="P2" draw:layer="layout" svg:width="0.058cm" svg:height="0.058cm" svg:x="21.019cm" svg:y="22.83cm" svg:viewBox="0 0 59 59" svg:d="M59 29c0-16-14-29-30-29s-29 12-29 29 13 30 29 30 30-13 30-30z">
                <text:p/>
              </draw:path>
              <draw:path draw:style-name="gr2" draw:text-style-name="P2" draw:layer="layout" svg:width="0.333cm" svg:height="0.408cm" svg:x="18.478cm" svg:y="23.335cm" svg:viewBox="0 0 334 409" svg:d="M334 6c0-1-1-6-6-6-3 0-3 2-10 10-9 10-18 21-27 32-14-28-45-42-80-42-72 0-139 66-139 133 0 46 29 72 58 79 20 6 40 11 60 16 21 5 51 13 51 60 0 51-46 103-100 103-37 0-99-12-99-81 0-14 3-27 4-30 0-4 0-4 0-5 0-5-3-7-6-7s-3 2-5 4c-3 2-35 129-35 131 0 3 3 6 6 6 4 0 4-2 12-10 9-10 18-21 27-32 24 34 62 42 94 42 77 0 142-75 142-145 0-39-17-58-27-66-13-13-21-14-70-27-13-3-34-10-38-11-15-5-34-21-34-51 0-45 45-93 97-93 47 0 82 24 82 88 0 17-3 27-3 30 0 2 0 7 8 7 5 0 5-2 8-12 10-41 20-82 30-123z">
                <text:p/>
              </draw:path>
              <draw:path draw:style-name="gr2" draw:text-style-name="P2" draw:layer="layout" svg:width="0.373cm" svg:height="0.253cm" svg:x="19.014cm" svg:y="23.484cm" svg:viewBox="0 0 374 254" svg:d="M374 230c-1 0-11 0-13 0-44 0-73-43-92-72-7-9-21-33-28-43 13-30 52-99 119-99 3 0 8 0 14 2 0-15 0-16-1-16-4-2-13-2-18-2-70 0-112 69-126 96-23-34-31-46-52-64-33-30-65-32-78-32-62 0-99 62-99 126s35 128 98 128c70 0 111-69 126-97 22 35 30 48 51 63 34 31 64 34 78 34 7 0 16-2 21-3 0-7 0-14 0-21zM211 137c-14 31-51 101-118 101-55 0-80-61-80-112 0-54 32-104 78-104 43 0 74 45 93 74 6 9 21 32 27 41z">
                <text:p/>
              </draw:path>
              <draw:path draw:style-name="gr2" draw:text-style-name="P2" draw:layer="layout" svg:width="0.124cm" svg:height="0.389cm" svg:x="19.594cm" svg:y="23.342cm" svg:viewBox="0 0 125 390" svg:d="M80 0c-27 2-53 4-80 6 0 6 0 12 0 18 38 0 43 3 43 32 0 97 0 194 0 291 0 25-6 25-43 25 0 6 0 12 0 18 18 0 48-2 62-2 15 0 42 2 63 2 0-6 0-12 0-18-39 0-45 0-45-25 0-116 0-231 0-347z">
                <text:p/>
              </draw:path>
              <draw:path draw:style-name="gr2" draw:text-style-name="P2" draw:layer="layout" svg:width="0.282cm" svg:height="0.247cm" svg:x="19.749cm" svg:y="23.484cm" svg:viewBox="0 0 283 248" svg:d="M45 54c0 50 0 100 0 151 0 25-7 25-45 25 0 6 0 12 0 18 19 0 48-2 64-2 14 0 43 2 62 2 0-6 0-12 0-18-36 0-43 0-43-25 0-35 0-69 0-103 0-59 40-91 75-91s42 31 42 62c0 44 0 88 0 132 0 25-7 25-43 25 0 6 0 12 0 18 19 0 48-2 62-2 16 0 45 2 64 2 0-6 0-12 0-18-29 0-43 0-45-16 0-36 0-72 0-109 0-47 0-65-16-84-8-10-27-21-59-21-41 0-69 24-83 59 0-20 0-39 0-59-27 2-53 4-80 6 0 6 0 11 0 16 40 0 45 5 45 32z">
                <text:p/>
              </draw:path>
              <draw:path draw:style-name="gr2" draw:text-style-name="P2" draw:layer="layout" svg:width="0.129cm" svg:height="0.56cm" svg:x="20.099cm" svg:y="23.311cm" svg:viewBox="0 0 130 561" svg:d="M130 554c0-1 0-1-10-11-70-72-88-177-88-263 0-98 22-195 91-266 7-6 7-8 7-9 0-3-2-5-5-5-7 0-56 37-90 109-29 62-35 124-35 171 0 44 6 111 37 175 33 69 81 106 88 106 3 0 5-2 5-7z">
                <text:p/>
              </draw:path>
              <draw:path draw:style-name="gr2" draw:text-style-name="P2" draw:layer="layout" svg:width="0.381cm" svg:height="0.379cm" svg:x="20.275cm" svg:y="23.351cm" svg:viewBox="0 0 382 380" svg:d="M227 40c3-16 6-19 13-21 5-1 22-1 35-1 56 0 82 1 82 46 0 8-2 30-5 45 0 1-2 9-2 11 0 3 2 6 8 6 5 0 7-5 8-13 5-32 10-65 15-97 1-2 1-8 1-10 0-6-6-6-16-6-103 0-207 0-310 0-14 0-14 2-19 11-11 33-23 66-34 99 0 2-2 7-3 10 0 3 3 6 6 6 7 0 7-3 10-11 30-88 45-97 128-97 7 0 15 0 22 0 16 0 16 1 16 6 0 3-1 11-1 13-26 99-51 199-77 299-5 20-6 27-66 27-20 0-24 0-24 11 0 6 7 6 10 6 14 0 30-1 46-1 15 0 33 0 48 0 16 0 31 0 47 0s32 1 48 1c6 0 12 0 12-11 0-6-4-6-19-6-14 0-21 0-35-2-17-2-21-3-21-11 0-2 0-3 2-13 25-99 50-198 75-297z">
                <text:p/>
              </draw:path>
              <draw:path draw:style-name="gr2" draw:text-style-name="P2" draw:layer="layout" svg:width="0.129cm" svg:height="0.56cm" svg:x="20.701cm" svg:y="23.311cm" svg:viewBox="0 0 130 561" svg:d="M130 280c0-44-7-112-37-175-34-70-82-105-88-105-3 0-5 2-5 5 0 1 0 3 10 13 56 55 88 145 88 262 0 95-21 195-92 265-6 8-6 8-6 9 0 4 2 7 5 7 6 0 56-39 89-110 29-61 36-123 36-171z">
                <text:p/>
              </draw:path>
            </draw:g>
          </draw:g>
          <draw:g>
            <draw:path draw:style-name="gr3" draw:text-style-name="P1" draw:layer="layout" svg:width="5.62cm" svg:height="4.349cm" draw:transform="rotate (-1.79751459662896) translate (20.948cm 21.212cm)" svg:viewBox="0 0 5621 4350" svg:d="M5621 4348c-2548 74-4459-1537-5621-4348">
              <text:p/>
            </draw:path>
            <draw:custom-shape draw:style-name="gr4" draw:text-style-name="P3" draw:layer="layout" svg:width="0.2cm" svg:height="0.2cm" draw:transform="rotate (-2.28638132011257) translate (17.287cm 22.80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3" draw:layer="layout" svg:width="0.15cm" svg:height="0.15cm" svg:x="20.83cm" svg:y="21.15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  <draw:custom-shape draw:style-name="gr4" draw:text-style-name="P3" draw:layer="layout" svg:width="0.15cm" svg:height="0.15cm" svg:x="15.379cm" svg:y="25.66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</draw:custom-shape>
          </draw:g>
        </draw:g>
        <draw:frame draw:style-name="gr5" draw:text-style-name="P4" draw:layer="layout" svg:width="3.45cm" svg:height="0.962cm" svg:x="10.55cm" svg:y="10.15cm">
          <draw:text-box>
            <text:p>Isotherm</text:p>
          </draw:text-box>
        </draw:frame>
        <draw:frame draw:style-name="gr5" draw:text-style-name="P4" draw:layer="layout" svg:width="2.95cm" svg:height="0.962cm" svg:x="11.05cm" svg:y="19.35cm">
          <draw:text-box>
            <text:p>Isochor</text:p>
          </draw:text-box>
        </draw:frame>
        <draw:g>
          <draw:line draw:style-name="gr1" draw:text-style-name="P1" draw:layer="layout" svg:x1="2.25cm" svg:y1="36.072cm" svg:x2="2.25cm" svg:y2="29.322cm">
            <text:p/>
          </draw:line>
          <draw:line draw:style-name="gr1" draw:text-style-name="P1" draw:layer="layout" svg:x1="2.22cm" svg:y1="36.09cm" svg:x2="10.47cm" svg:y2="36.09cm">
            <text:p/>
          </draw:line>
          <draw:g>
            <svg:title>TexMaths</svg:title>
            <svg:desc>16§latex§$p$§svg§600§TRUE§</svg:desc>
            <draw:g>
              <draw:path draw:style-name="gr2" draw:text-style-name="P2" draw:layer="layout" svg:width="0.29cm" svg:height="0.354cm" svg:x="1.577cm" svg:y="30.003cm" svg:viewBox="0 0 291 355" svg:d="M43 315c-5 19-5 23-30 23-7 0-13 0-13 11 0 3 3 6 8 6 14 0 30-1 46-1 19 0 38 1 56 1 3 0 9 0 9-11 0-6-4-6-12-6-29 0-29-4-29-10s24-97 27-111c8 17 24 36 51 36 65 0 135-81 135-164 0-52-32-89-75-89-27 0-54 21-73 41-5-28-28-41-49-41-26 0-37 22-41 32-10 19-18 52-18 54 0 6 4 4 6 6 7 0 7-1 10-12 9-40 21-67 41-67 10 0 18 5 18 25 0 13-2 19-5 29-21 83-41 166-62 248zM142 73c3-16 19-32 28-40 19-17 35-20 45-20 22 0 36 20 36 52 0 33-19 97-28 118-19 40-46 57-67 57-37 0-43-46-43-49 0-1 0-1 2-9 9-37 18-73 27-109z">
                <text:p/>
              </draw:path>
            </draw:g>
          </draw:g>
          <draw:g>
            <svg:title>TexMaths</svg:title>
            <svg:desc>16§latex§$V$§svg§600§TRUE§</svg:desc>
            <draw:g>
              <draw:path draw:style-name="gr2" draw:text-style-name="P2" draw:layer="layout" svg:width="0.396cm" svg:height="0.393cm" svg:x="9.479cm" svg:y="36.368cm" svg:viewBox="0 0 397 394" svg:d="M319 64c27-43 51-45 70-46 8 0 8-10 8-12 0-4-3-6-8-6-14 0-30 2-45 2-19 0-38-2-55-2-4 0-11 0-11 11 0 7 6 7 9 7 16 1 26 6 26 17 0 10-8 21-8 22-57 91-114 182-171 273-13-99-26-198-38-297 0-9 12-15 38-15 8 0 14 0 14-12 0-4-4-6-8-6-22 0-46 2-70 2-9 0-21 0-30 0-10 0-21-2-30-2-4 0-10 0-10 11 0 7 5 7 13 7 32 0 32 4 33 19 15 115 30 229 45 344 2 11 3 13 11 13 10 0 11-3 16-10 67-106 134-213 201-320z">
                <text:p/>
              </draw:path>
            </draw:g>
          </draw:g>
          <draw:g>
            <svg:title>TexMaths</svg:title>
            <svg:desc>16§latex§$p=const.$§svg§600§TRUE§</svg:desc>
            <draw:g>
              <draw:path draw:style-name="gr2" draw:text-style-name="P2" draw:layer="layout" svg:width="0.292cm" svg:height="0.356cm" svg:x="4.38cm" svg:y="31.809cm" svg:viewBox="0 0 293 357" svg:d="M43 317c-5 19-5 22-30 22-7 0-13 0-13 11 0 5 3 7 8 7 14 0 30-2 46-2 20 0 39 2 56 2 4 0 10 0 10-12 0-6-5-6-13-6-29 0-29-3-29-8 0-8 24-99 28-112 8 16 24 35 52 35 64 0 135-81 135-164 0-53-32-90-74-90-29 0-56 21-73 43-7-30-31-43-52-43-25 0-36 22-41 32-10 19-18 53-18 54 0 7 4 5 7 7 6 0 6-2 9-13 10-40 21-67 42-67 9 0 17 5 17 25 0 13-1 20-4 29-21 83-42 166-63 250zM142 74c4-16 20-31 29-40 19-16 37-21 47-21 22 0 35 19 35 53 0 33-19 97-29 118-19 40-46 57-67 57-37 0-43-46-43-49 0-2 0-2 1-10 9-36 18-72 27-108z">
                <text:p/>
              </draw:path>
              <draw:path draw:style-name="gr2" draw:text-style-name="P2" draw:layer="layout" svg:width="0.373cm" svg:height="0.13cm" svg:x="4.868cm" svg:y="31.853cm" svg:viewBox="0 0 374 131" svg:d="M355 22c8 0 19 0 19-11s-11-11-19-11c-112 0-224 0-336 0-8 0-19 0-19 11s11 11 19 11c112 0 224 0 336 0zM355 131c8 0 19 0 19-11s-11-11-19-11c-112 0-224 0-336 0-8 0-19 0-19 11s11 11 19 11c112 0 224 0 336 0z">
                <text:p/>
              </draw:path>
              <draw:path draw:style-name="gr2" draw:text-style-name="P2" draw:layer="layout" svg:width="0.217cm" svg:height="0.253cm" svg:x="5.454cm" svg:y="31.809cm" svg:viewBox="0 0 218 254" svg:d="M198 35c-8 0-16 0-24 8-9 8-11 18-11 23 0 12 11 19 21 19 18 0 32-15 32-35 0-29-26-50-66-50-76 0-150 80-150 160 0 50 32 94 90 94 81 0 128-59 128-65 0-3-4-8-7-8s-5 1-8 6c-43 54-105 54-112 54-35 0-49-27-49-60 0-23 11-77 30-112 16-32 48-56 78-56 20 0 40 8 48 22z">
                <text:p/>
              </draw:path>
              <draw:path draw:style-name="gr2" draw:text-style-name="P2" draw:layer="layout" svg:width="0.239cm" svg:height="0.253cm" svg:x="5.697cm" svg:y="31.809cm" svg:viewBox="0 0 240 254" svg:d="M240 96c0-59-40-96-90-96-75 0-150 80-150 160 0 54 37 94 90 94 73 0 150-76 150-158zM90 241c-24 0-48-17-48-60 0-27 14-88 32-117 27-43 59-51 75-51 33 0 49 27 49 61 0 22-11 80-32 116-19 32-51 51-76 51z">
                <text:p/>
              </draw:path>
              <draw:path draw:style-name="gr2" draw:text-style-name="P2" draw:layer="layout" svg:width="0.303cm" svg:height="0.253cm" svg:x="5.963cm" svg:y="31.809cm" svg:viewBox="0 0 304 254" svg:d="M32 214c-2 10-5 23-5 24 0 11 8 16 16 16 7 0 18-5 21-16 2-1 8-27 11-41 4-17 9-33 13-50 3-13 6-25 10-38 1-10 6-26 6-27 8-18 38-69 91-69 26 0 31 21 31 40 0 33-28 105-36 129-6 13-6 20-6 26 0 27 19 46 46 46 53 0 74-81 74-86s-5-5-6-5c-7 0-7 2-10 10-11 38-29 68-56 68-10 0-14-4-14-17 0-14 4-27 9-40 11-30 35-91 35-123 0-39-24-61-64-61-51 0-78 37-88 50-3-32-26-50-52-50-27 0-36 22-42 32-10 19-16 53-16 54 0 7 5 7 6 7 5 0 7-2 10-13 10-40 21-67 40-67 11 0 18 8 18 25 0 13-2 18-8 48-12 43-23 86-34 128z">
                <text:p/>
              </draw:path>
              <draw:path draw:style-name="gr2" draw:text-style-name="P2" draw:layer="layout" svg:width="0.207cm" svg:height="0.253cm" svg:x="6.311cm" svg:y="31.809cm" svg:viewBox="0 0 208 254" svg:d="M190 38c-14 2-25 13-25 26 0 8 4 16 16 16s27-10 27-30c0-26-24-50-67-50-75 0-95 58-95 82 0 44 40 52 58 56 29 6 58 11 58 43 0 14-13 60-80 60-8 0-52 0-64-28 20 1 35-15 35-31 0-12-10-19-21-19-14 0-32 11-32 37 0 32 32 54 82 54 91 0 112-67 112-92 0-21-10-36-18-42-14-14-30-18-56-22-19-5-42-10-42-34 0-18 13-51 63-51 14 0 41 5 49 25z">
                <text:p/>
              </draw:path>
              <draw:path draw:style-name="gr2" draw:text-style-name="P2" draw:layer="layout" svg:width="0.172cm" svg:height="0.356cm" svg:x="6.559cm" svg:y="31.707cm" svg:viewBox="0 0 173 357" svg:d="M102 126c18 0 36 0 53 0 11 0 18 0 18-11 0-6-7-6-16-6-17 0-33 0-50 0 21-79 23-90 23-95 0-9-7-14-16-14-2 0-18 0-23 21-7 29-15 58-22 88-18 0-35 0-53 0-11 0-16 0-16 11 0 6 5 6 16 6 17 0 33 0 50 0-42 159-44 168-44 179 0 31 21 52 52 52 57 0 89-82 89-87s-5-5-6-5c-5 0-7 2-8 7-26 59-55 72-74 72-11 0-17-7-17-26 0-13 1-17 3-27 14-55 28-110 41-165z">
                <text:p/>
              </draw:path>
              <draw:path draw:style-name="gr2" draw:text-style-name="P2" draw:layer="layout" svg:width="0.058cm" svg:height="0.058cm" svg:x="6.798cm" svg:y="31.998cm" svg:viewBox="0 0 59 59" svg:d="M59 30c0-17-13-30-30-30s-29 14-29 30c0 17 12 29 29 29s30-13 30-29z">
                <text:p/>
              </draw:path>
            </draw:g>
          </draw:g>
          <draw:line draw:style-name="gr3" draw:text-style-name="P1" draw:layer="layout" svg:x1="4.05cm" svg:y1="32.532cm" svg:x2="8.55cm" svg:y2="32.532cm">
            <text:p/>
          </draw:line>
          <draw:custom-shape draw:style-name="gr4" draw:text-style-name="P3" draw:layer="layout" svg:width="0.2cm" svg:height="0.2cm" draw:transform="rotate (1.5707963267949) translate (6.036cm 32.6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0.15cm" svg:height="0.15cm" draw:transform="rotate (1.5707963267949) translate (8.475cm 32.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5cm" svg:height="0.15cm" draw:transform="rotate (1.5707963267949) translate (3.976cm 32.6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14.25cm" svg:y1="36.073cm" svg:x2="14.25cm" svg:y2="29.323cm">
            <text:p/>
          </draw:line>
          <draw:line draw:style-name="gr1" draw:text-style-name="P1" draw:layer="layout" svg:x1="14.22cm" svg:y1="36.091cm" svg:x2="22.47cm" svg:y2="36.091cm">
            <text:p/>
          </draw:line>
          <draw:g>
            <svg:title>TexMaths</svg:title>
            <svg:desc>16§latex§$S$§svg§600§TRUE§</svg:desc>
            <draw:g>
              <draw:path draw:style-name="gr2" draw:text-style-name="P2" draw:layer="layout" svg:width="0.332cm" svg:height="0.407cm" svg:x="13.578cm" svg:y="30.004cm" svg:viewBox="0 0 333 408" svg:d="M333 6c0-3-2-6-6-6s-4 0-10 8c-9 11-18 21-27 32-15-26-43-40-80-40-72 0-140 64-140 133 0 45 31 70 60 80 19 5 39 9 59 14 21 7 53 15 53 61 0 50-47 102-103 102-35 0-97-12-97-81 0-15 3-27 3-31 1-1 1-2 1-3 0-6-4-6-6-6s-5 0-6 1c-2 2-34 130-34 132 0 4 3 6 6 6 4 0 4 0 10-8 10-11 19-21 29-32 24 32 61 40 94 40 76 0 143-75 143-144 0-38-19-58-27-66-13-12-23-16-72-28-13-4-33-8-37-10-16-5-36-21-36-51 0-45 45-93 100-93 46 0 80 24 80 86 0 18-2 29-2 32 2 2 0 5 7 5 4 0 6-1 8-11 10-41 20-81 30-122z">
                <text:p/>
              </draw:path>
            </draw:g>
          </draw:g>
          <draw:g>
            <svg:title>TexMaths</svg:title>
            <svg:desc>16§latex§$T$§svg§600§TRUE§</svg:desc>
            <draw:g>
              <draw:path draw:style-name="gr2" draw:text-style-name="P2" draw:layer="layout" svg:width="0.378cm" svg:height="0.377cm" svg:x="21.48cm" svg:y="36.506cm" svg:viewBox="0 0 379 378" svg:d="M225 40c4-16 6-19 12-21 5-1 24-1 35-1 58 0 82 1 82 46 0 8-2 29-5 44 0 2-2 8-2 10 0 3 2 8 8 8 5 0 7-5 8-13 5-32 10-65 14-97 2-3 2-8 2-10 0-6-5-6-14-6-103 0-206 0-309 0-15 0-15 0-19 11-12 33-23 66-34 99-1 3-3 8-3 10 0 3 3 6 8 6s5-3 10-13c28-86 43-95 125-95 8 0 15 0 23 0 16 0 16 1 16 6 0 3-2 9-4 11-25 100-50 199-74 298-5 21-7 27-66 27-20 0-24 0-24 12 0 6 7 6 10 6 14 0 30-2 46-2 14 0 31 0 46 0s32 0 46 0c18 0 34 2 50 2 5 0 13 0 13-11 0-7-5-7-20-7-14 0-22 0-36-1-16-2-21-3-21-11 0-2 0-3 3-13 25-98 49-197 74-295z">
                <text:p/>
              </draw:path>
            </draw:g>
          </draw:g>
          <draw:g>
            <svg:title>TexMaths</svg:title>
            <svg:desc>16§latex§\begin{equation*}
\begin{split}
&amp;p=const.\\
&amp;S\propto\ln(T)\\
\end{split}
\end{equation*}§svg§600§TRUE§</svg:desc>
            <draw:g>
              <draw:path draw:style-name="gr2" draw:text-style-name="P2" draw:layer="layout" svg:width="0.292cm" svg:height="0.355cm" svg:x="18.58cm" svg:y="31.313cm" svg:viewBox="0 0 293 356" svg:d="M43 316c-5 18-5 23-30 23-7 0-13 0-13 11 0 3 3 6 8 6 14 0 30-1 46-1 20 0 39 1 56 1 4 0 10 0 10-11 0-6-5-6-13-6-29 0-29-5-29-10 0-6 24-97 28-112 8 16 24 37 52 37 64 0 135-83 135-164 0-53-32-90-74-90-29 0-56 19-74 42-6-31-30-42-51-42-25 0-36 21-41 32-10 19-18 53-18 54 0 5 4 4 7 5 6 0 6 0 9-13 10-40 21-67 42-67 9 0 17 5 17 26 0 14-1 19-4 29-21 83-42 167-63 250zM142 72c3-14 19-30 29-38 19-18 37-23 46-23 23 0 36 20 36 53s-20 97-29 120c-19 38-47 57-67 57-37 0-43-46-43-49 0-2 0-3 1-10 9-37 18-73 27-110z">
                <text:p/>
              </draw:path>
              <draw:path draw:style-name="gr2" draw:text-style-name="P2" draw:layer="layout" svg:width="0.373cm" svg:height="0.13cm" svg:x="19.068cm" svg:y="31.354cm" svg:viewBox="0 0 374 131" svg:d="M355 22c8 0 19 0 19-11s-11-11-19-11c-112 0-224 0-336 0-8 0-19 0-19 11s11 11 19 11c112 0 224 0 336 0zM355 131c8 0 19 0 19-11s-11-11-19-11c-112 0-224 0-336 0-8 0-19 0-19 11s11 11 19 11c112 0 224 0 336 0z">
                <text:p/>
              </draw:path>
              <draw:path draw:style-name="gr2" draw:text-style-name="P2" draw:layer="layout" svg:width="0.216cm" svg:height="0.253cm" svg:x="19.653cm" svg:y="31.313cm" svg:viewBox="0 0 217 254" svg:d="M198 34c-8 0-16 0-24 8-9 9-11 17-11 22 0 13 11 19 21 19 17 0 32-13 32-35 0-27-26-48-66-48-76 0-150 80-150 158 0 51 32 96 90 96 81 0 127-61 127-67 0-3-3-6-6-6s-5 0-8 4c-43 56-105 56-112 56-35 0-49-27-49-60 0-24 11-79 30-114 16-32 48-56 78-56 19 0 40 8 48 23z">
                <text:p/>
              </draw:path>
              <draw:path draw:style-name="gr2" draw:text-style-name="P2" draw:layer="layout" svg:width="0.239cm" svg:height="0.253cm" svg:x="19.896cm" svg:y="31.313cm" svg:viewBox="0 0 240 254" svg:d="M240 94c0-59-40-94-90-94-75 0-150 78-150 158 0 56 37 96 90 96 73 0 150-78 150-160zM90 241c-24 0-48-17-48-60 0-29 14-88 32-117 27-43 59-53 75-53 33 0 49 27 49 61 0 22-11 81-32 118-19 32-51 51-76 51z">
                <text:p/>
              </draw:path>
              <draw:path draw:style-name="gr2" draw:text-style-name="P2" draw:layer="layout" svg:width="0.303cm" svg:height="0.253cm" svg:x="20.161cm" svg:y="31.313cm" svg:viewBox="0 0 304 254" svg:d="M32 214c-2 8-5 21-5 24 0 10 8 16 16 16 7 0 18-5 21-16 2-1 8-27 11-41 4-17 9-35 13-52 3-12 6-24 10-36 1-10 6-26 6-29 8-18 38-69 91-69 26 0 30 21 30 40 0 35-27 107-35 131-6 13-6 19-6 26 0 25 19 46 46 46 53 0 74-83 74-86 0-7-5-7-7-7-6 0-6 2-9 10-11 38-29 70-56 70-10 0-15-6-15-19s5-27 10-40c11-29 35-91 35-123 0-37-24-59-64-59-51 0-78 35-88 48-3-32-26-48-52-48-27 0-36 21-42 32-10 19-16 51-16 54 0 5 5 5 6 5 5 0 7 0 10-13 10-40 21-67 40-67 11 0 18 8 18 26 0 13-2 19-8 48-12 43-23 86-34 129z">
                <text:p/>
              </draw:path>
              <draw:path draw:style-name="gr2" draw:text-style-name="P2" draw:layer="layout" svg:width="0.207cm" svg:height="0.253cm" svg:x="20.51cm" svg:y="31.313cm" svg:viewBox="0 0 208 254" svg:d="M190 37c-14 1-25 14-25 25 0 8 4 16 16 16s27-9 27-30c0-26-24-48-67-48-75 0-95 56-95 82 0 43 40 51 58 55 29 5 57 12 57 42 0 14-12 62-79 62-8 0-52 0-64-30 20 3 35-14 35-29 0-13-10-21-21-21-14 0-32 13-32 39 0 32 32 54 82 54 91 0 111-69 111-94 0-19-9-34-17-40-15-16-31-19-56-24-19-5-42-8-42-34 0-16 13-51 63-51 14 0 41 5 49 26z">
                <text:p/>
              </draw:path>
              <draw:path draw:style-name="gr2" draw:text-style-name="P2" draw:layer="layout" svg:width="0.172cm" svg:height="0.357cm" svg:x="20.758cm" svg:y="31.209cm" svg:viewBox="0 0 173 358" svg:d="M102 126c18 0 36 0 53 0 11 0 18 0 18-11 0-6-7-6-16-6-17 0-33 0-50 0 21-79 23-90 23-95 0-8-7-14-16-14-2 0-18 0-23 21-7 29-15 58-22 88-18 0-35 0-53 0-11 0-16 0-16 11 0 6 5 6 16 6 17 0 33 0 50 0-42 160-44 170-44 179 0 31 21 53 52 53 57 0 89-83 89-86 0-7-5-7-6-7-5 0-7 2-8 8-26 58-55 72-74 72-11 0-17-8-17-25 0-15 1-18 3-28 14-55 27-110 41-166z">
                <text:p/>
              </draw:path>
              <draw:path draw:style-name="gr2" draw:text-style-name="P2" draw:layer="layout" svg:width="0.058cm" svg:height="0.058cm" svg:x="20.996cm" svg:y="31.501cm" svg:viewBox="0 0 59 59" svg:d="M59 29c0-16-13-29-30-29s-29 13-29 29 12 30 29 30 30-14 30-30z">
                <text:p/>
              </draw:path>
              <draw:path draw:style-name="gr2" draw:text-style-name="P2" draw:layer="layout" svg:width="0.333cm" svg:height="0.407cm" svg:x="18.626cm" svg:y="32.007cm" svg:viewBox="0 0 334 408" svg:d="M334 5c0-2-1-5-6-5-3 0-3 0-10 8-9 11-18 21-27 32-14-26-45-40-82-40-70 0-137 64-137 133 0 44 29 70 58 78 20 5 40 11 60 16 21 5 51 14 51 61 0 49-46 102-100 102-37 0-99-13-99-82 0-14 3-27 4-30 0-3 0-3 0-5 0-4-3-4-6-4s-3 0-5 1c-3 2-35 130-35 131 0 5 3 7 6 7 4 0 4 0 12-8 9-11 18-22 27-32 24 32 62 40 94 40 77 0 142-76 142-144 0-39-19-58-27-66-13-13-21-16-70-29-13-3-34-8-39-9-14-5-33-23-33-51 0-47 45-93 97-93 47 0 82 24 82 86 0 18-3 29-3 32 2 2 0 5 8 5 5 0 5-2 8-11 10-41 20-82 30-123z">
                <text:p/>
              </draw:path>
              <draw:path draw:style-name="gr2" draw:text-style-name="P2" draw:layer="layout" svg:width="0.373cm" svg:height="0.253cm" svg:x="19.162cm" svg:y="32.154cm" svg:viewBox="0 0 374 254" svg:d="M374 230c-1 0-11 2-13 2-44 0-75-45-92-74-7-9-21-32-28-41 13-31 52-101 117-101 5 0 10 0 16 2 0-15 0-15-1-16-5-2-13-2-18-2-72 0-114 69-126 96-23-34-31-46-52-64-33-29-65-32-79-32-61 0-98 62-98 128 0 62 35 126 96 126 72 0 113-69 126-96 23 34 31 47 51 64 36 29 66 32 80 32 7 0 16-1 21-1 0-8 0-15 0-23zM211 137c-14 31-51 101-118 101-55 0-80-59-80-110 0-56 30-106 78-106 43 0 74 45 93 74 5 9 21 32 27 41z">
                <text:p/>
              </draw:path>
              <draw:path draw:style-name="gr2" draw:text-style-name="P2" draw:layer="layout" svg:width="0.124cm" svg:height="0.387cm" svg:x="19.742cm" svg:y="32.013cm" svg:viewBox="0 0 125 388" svg:d="M80 0c-27 2-53 4-80 6 0 6 0 11 0 16 38 0 43 5 43 32 0 98 0 195 0 293 0 24-6 24-43 24 0 6 0 12 0 17 18 0 49-1 62-1 14 0 42 1 63 1 0-5 0-11 0-17-39 0-45 0-45-24 0-116 0-231 0-347z">
                <text:p/>
              </draw:path>
              <draw:path draw:style-name="gr2" draw:text-style-name="P2" draw:layer="layout" svg:width="0.28cm" svg:height="0.247cm" svg:x="19.897cm" svg:y="32.154cm" svg:viewBox="0 0 281 248" svg:d="M43 56c0 50 0 100 0 150 0 24-6 24-43 24 0 6 0 12 0 18 19 0 48-2 64-2 14 0 43 2 62 2 0-6 0-12 0-18-38 0-44 0-44-24 0-34 0-69 0-104 0-59 40-89 76-89 35 0 42 30 42 62 0 44 0 87 0 131 0 24-7 24-45 24 0 6 0 12 0 18 21 0 50-2 64-2s45 2 62 2c0-6 0-12 0-18-28 0-43 0-43-16 0-36 0-71 0-107 0-48 0-65-17-86-8-10-26-21-60-21-39 0-67 24-83 59 0-20 0-39 0-59-26 2-52 4-78 6 0 6 0 12 0 18 38 0 43 3 43 32z">
                <text:p/>
              </draw:path>
              <draw:path draw:style-name="gr2" draw:text-style-name="P2" draw:layer="layout" svg:width="0.13cm" svg:height="0.56cm" svg:x="20.246cm" svg:y="31.981cm" svg:viewBox="0 0 131 561" svg:d="M131 555c0-2 0-2-9-12-71-70-88-177-88-263 0-98 20-195 89-266 8-6 8-6 8-9s-1-5-6-5-56 38-88 109c-29 62-37 124-37 171 0 44 6 112 38 176 34 68 82 105 87 105s6-2 6-6z">
                <text:p/>
              </draw:path>
              <draw:path draw:style-name="gr2" draw:text-style-name="P2" draw:layer="layout" svg:width="0.38cm" svg:height="0.378cm" svg:x="20.423cm" svg:y="32.023cm" svg:viewBox="0 0 381 379" svg:d="M225 38c5-16 7-19 13-20 5-2 24-2 35-2 58 0 84 3 84 46 0 10-4 31-5 45 0 3-2 10-2 11 0 3 2 8 7 8 6 0 8-5 8-13 5-33 10-66 16-99 0-1 0-6 0-9 0-5-5-5-15-5-104 0-208 0-312 0-12 0-14 0-17 11-11 33-23 65-34 98-1 1-3 9-3 11 0 3 2 6 6 6 5 0 7-3 10-13 30-86 45-97 128-97 7 0 15 0 22 0 15 0 15 3 15 8 0 3-2 10-2 11-25 100-50 200-75 301-5 20-6 25-67 25-19 0-24 0-24 11 0 7 6 7 9 7 16 0 32 0 47 0 16 0 32-2 48-2s32 2 46 2c16 0 34 0 50 0 4 0 12 0 12-11 0-7-4-7-19-7-14 0-22 0-37 0-16-1-20-3-20-13 1-3 0-3 3-11 24-99 49-199 73-299z">
                <text:p/>
              </draw:path>
              <draw:path draw:style-name="gr2" draw:text-style-name="P2" draw:layer="layout" svg:width="0.13cm" svg:height="0.56cm" svg:x="20.847cm" svg:y="31.981cm" svg:viewBox="0 0 131 561" svg:d="M131 280c0-43-6-111-37-175-33-68-83-105-88-105-3 0-6 2-6 5s0 3 11 14c55 55 87 144 87 261 0 97-21 195-90 267-8 6-8 6-8 8 0 4 3 6 6 6 5 0 56-38 90-109 29-62 35-124 35-172z">
                <text:p/>
              </draw:path>
            </draw:g>
          </draw:g>
          <draw:g>
            <draw:path draw:style-name="gr3" draw:text-style-name="P1" draw:layer="layout" svg:width="5.62cm" svg:height="4.349cm" draw:transform="rotate (-1.79751459662896) translate (20.95cm 30.211cm)" svg:viewBox="0 0 5621 4350" svg:d="M5621 4348c-2548 74-4459-1537-5621-4348">
              <text:p/>
            </draw:path>
            <draw:custom-shape draw:style-name="gr4" draw:text-style-name="P3" draw:layer="layout" svg:width="0.2cm" svg:height="0.2cm" draw:transform="rotate (-2.28638132011257) translate (17.289cm 31.805cm)">
              <text:p/>
  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3" draw:layer="layout" svg:width="0.15cm" svg:height="0.15cm" svg:x="20.832cm" svg:y="30.153cm">
              <text:p/>
  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  </draw:custom-shape>
            <draw:custom-shape draw:style-name="gr4" draw:text-style-name="P3" draw:layer="layout" svg:width="0.15cm" svg:height="0.15cm" svg:x="15.381cm" svg:y="34.661cm">
              <text:p/>
  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  </draw:custom-shape>
          </draw:g>
        </draw:g>
        <draw:frame draw:style-name="gr5" draw:text-style-name="P4" draw:layer="layout" svg:width="2.95cm" svg:height="0.962cm" svg:x="11.05cm" svg:y="28.351cm">
          <draw:text-box>
            <text:p>Isobar</text:p>
          </draw:text-box>
        </draw:frame>
        <draw:g>
          <draw:line draw:style-name="gr1" draw:text-style-name="P1" draw:layer="layout" svg:x1="2.25cm" svg:y1="9.071cm" svg:x2="2.25cm" svg:y2="2.321cm">
            <text:p/>
          </draw:line>
          <draw:line draw:style-name="gr1" draw:text-style-name="P1" draw:layer="layout" svg:x1="2.22cm" svg:y1="9.089cm" svg:x2="10.47cm" svg:y2="9.089cm">
            <text:p/>
          </draw:line>
          <draw:g>
            <svg:title>TexMaths</svg:title>
            <svg:desc>16§latex§$p$§svg§600§TRUE§</svg:desc>
            <draw:g>
              <draw:path draw:style-name="gr2" draw:text-style-name="P2" draw:layer="layout" svg:width="0.29cm" svg:height="0.354cm" svg:x="1.577cm" svg:y="3.002cm" svg:viewBox="0 0 291 355" svg:d="M43 315c-5 19-5 23-30 23-7 0-13 0-13 11 0 3 3 6 8 6 14 0 30-1 46-1 19 0 38 1 56 1 3 0 9 0 9-11 0-6-4-6-12-6-29 0-29-4-29-10s24-97 27-111c8 17 24 36 51 36 65 0 135-81 135-164 0-52-32-89-75-89-27 0-54 21-73 41-5-28-28-41-49-41-26 0-37 22-41 32-10 19-18 52-18 54 0 6 4 4 6 6 7 0 7-1 10-12 9-40 21-67 41-67 10 0 18 5 18 25 0 13-2 19-5 29-21 83-41 166-62 248zM142 73c3-16 19-32 28-40 19-17 35-20 45-20 22 0 36 20 36 52 0 33-19 97-28 118-19 40-46 57-67 57-37 0-43-46-43-49 0-1 0-1 2-9 9-37 18-73 27-109z">
                <text:p/>
              </draw:path>
            </draw:g>
          </draw:g>
          <draw:g>
            <svg:title>TexMaths</svg:title>
            <svg:desc>16§latex§$V$§svg§600§TRUE§</svg:desc>
            <draw:g>
              <draw:path draw:style-name="gr2" draw:text-style-name="P2" draw:layer="layout" svg:width="0.396cm" svg:height="0.393cm" svg:x="9.479cm" svg:y="9.503cm" svg:viewBox="0 0 397 394" svg:d="M319 64c27-43 51-45 70-46 8 0 8-10 8-12 0-4-3-6-8-6-14 0-30 2-45 2-19 0-38-2-55-2-4 0-11 0-11 11 0 7 6 7 9 7 16 1 26 6 26 17 0 10-8 21-8 22-57 91-114 182-171 273-13-99-26-198-38-297 0-9 12-15 38-15 8 0 14 0 14-12 0-4-4-6-8-6-22 0-46 2-70 2-9 0-21 0-30 0-10 0-21-2-30-2-4 0-10 0-10 11 0 7 5 7 13 7 32 0 32 4 33 19 15 115 30 229 45 344 2 11 3 13 11 13 10 0 11-3 16-10 67-106 134-213 201-320z">
                <text:p/>
              </draw:path>
            </draw:g>
          </draw:g>
          <draw:path draw:style-name="gr3" draw:text-style-name="P1" draw:layer="layout" svg:width="5.62cm" svg:height="4.452cm" draw:transform="rotate (-1.34407805696083) translate (7.98647517381718cm 2.27371142324936cm)" svg:viewBox="0 0 5621 4453" svg:d="M0 4348c3076 453 4575-484 5621-4348">
            <text:p/>
          </draw:path>
          <draw:g>
            <svg:title>TexMaths</svg:title>
            <svg:desc>16§latex§\begin{equation*}
\begin{split}
&amp;Q=const.\\
&amp;p\propto\frac{1}{V^{\kappa}}\\
\end{split}
\end{equation*}§svg§600§TRUE§</svg:desc>
            <draw:g>
              <draw:path draw:style-name="gr2" draw:text-style-name="P2" draw:layer="layout" svg:width="0.388cm" svg:height="0.504cm" svg:x="4.724cm" svg:y="3.208cm" svg:viewBox="0 0 389 505" svg:d="M219 392c86-32 170-133 170-242 0-89-60-150-143-150-121 0-246 128-246 259 0 93 64 149 144 149 14 0 34-2 56-8-3 35-3 37-3 43 0 18 0 62 48 62 65 0 92-104 92-108 0-5-3-7-6-7-5 0-5 3-6 7-13 40-47 54-66 54-26 0-34-16-40-59zM114 389c-45-18-64-63-64-112 0-39 14-119 57-179 42-58 94-84 134-84 58 0 98 44 98 119 0 56-29 188-123 241-2-21-8-61-50-61-28 0-56 28-56 56 0 12 4 18 4 20zM147 395c-6 0-25 0-25-26 0-22 21-44 44-44s35 14 35 48c0 8-1 9-6 11-14 6-32 11-48 11z">
                <text:p/>
              </draw:path>
              <draw:path draw:style-name="gr2" draw:text-style-name="P2" draw:layer="layout" svg:width="0.373cm" svg:height="0.13cm" svg:x="5.328cm" svg:y="3.398cm" svg:viewBox="0 0 374 131" svg:d="M355 22c8 0 19 0 19-11s-11-11-19-11c-112 0-224 0-336 0-8 0-19 0-19 11s11 11 19 11c112 0 224 0 336 0zM355 131c8 0 19 0 19-11s-11-11-19-11c-112 0-224 0-336 0-8 0-19 0-19 11s11 11 19 11c112 0 224 0 336 0z">
                <text:p/>
              </draw:path>
              <draw:path draw:style-name="gr2" draw:text-style-name="P2" draw:layer="layout" svg:width="0.216cm" svg:height="0.253cm" svg:x="5.914cm" svg:y="3.355cm" svg:viewBox="0 0 217 254" svg:d="M198 35c-8 0-16 0-24 8-9 8-11 18-11 23 0 12 11 19 21 19 17 0 32-13 32-35 0-29-26-50-66-50-76 0-150 82-150 160 0 51 32 94 90 94 81 0 127-59 127-65 0-4-3-8-6-8s-5 1-8 6c-43 56-105 56-112 56-35 0-49-27-49-62 0-23 11-77 28-112 18-32 50-56 80-56 20 0 40 8 48 22z">
                <text:p/>
              </draw:path>
              <draw:path draw:style-name="gr2" draw:text-style-name="P2" draw:layer="layout" svg:width="0.239cm" svg:height="0.253cm" svg:x="6.157cm" svg:y="3.355cm" svg:viewBox="0 0 240 254" svg:d="M240 96c0-59-40-96-90-96-75 0-150 80-150 160 0 56 37 94 90 94 73 0 150-77 150-158zM90 243c-24 0-50-18-50-62 0-27 16-88 34-117 27-43 59-51 75-51 33 0 49 27 49 61 0 22-11 81-32 116-19 34-51 53-76 53z">
                <text:p/>
              </draw:path>
              <draw:path draw:style-name="gr2" draw:text-style-name="P2" draw:layer="layout" svg:width="0.303cm" svg:height="0.253cm" svg:x="6.422cm" svg:y="3.355cm" svg:viewBox="0 0 304 254" svg:d="M32 216c-2 8-5 21-5 24 0 9 8 14 16 14 7 0 18-3 21-14 2-2 8-29 11-42 4-17 9-34 13-51 3-13 6-24 10-38 1-8 6-26 6-27 8-18 38-69 91-69 26 0 30 21 30 40 0 33-27 105-35 129-6 15-6 21-6 27 0 26 19 45 46 45 53 0 74-81 74-86s-5-5-7-5c-6 0-6 2-9 10-11 38-29 70-56 70-10 0-15-6-15-19 0-15 5-27 10-40 11-29 35-91 35-123 0-39-24-61-65-61-50 0-77 37-87 50-3-32-26-50-52-50-27 0-36 22-42 32-10 19-16 53-16 54 0 7 5 7 6 7 5 0 7 0 10-13 10-40 21-67 40-67 11 0 18 8 18 25 0 13-2 18-8 48-12 44-23 87-34 130z">
                <text:p/>
              </draw:path>
              <draw:path draw:style-name="gr2" draw:text-style-name="P2" draw:layer="layout" svg:width="0.207cm" svg:height="0.253cm" svg:x="6.771cm" svg:y="3.355cm" svg:viewBox="0 0 208 254" svg:d="M190 38c-14 2-25 13-25 26 0 8 4 16 16 16s27-10 27-30c0-26-24-50-67-50-75 0-96 58-96 83 0 43 41 51 59 55 29 6 58 12 58 43 0 14-13 62-80 62-8 0-52 0-64-30 20 3 35-15 35-31 0-13-10-19-21-19-14 0-32 13-32 37 0 32 32 54 82 54 91 0 111-67 111-92 0-20-9-34-17-40-14-16-30-20-56-24-19-5-42-10-42-34 0-16 13-51 63-51 14 0 41 5 49 25z">
                <text:p/>
              </draw:path>
              <draw:path draw:style-name="gr2" draw:text-style-name="P2" draw:layer="layout" svg:width="0.172cm" svg:height="0.356cm" svg:x="7.019cm" svg:y="3.253cm" svg:viewBox="0 0 173 357" svg:d="M102 126c18 0 36 0 53 0 11 0 18 0 18-11 0-6-7-6-16-6-17 0-33 0-50 0 21-80 23-91 23-95 0-9-7-14-16-14-2 0-18 0-23 19-7 30-15 60-22 90-18 0-35 0-53 0-11 0-16 0-16 11 0 6 5 6 16 6 17 0 33 0 50 0-42 160-44 170-44 179 0 31 21 52 52 52 57 0 89-82 89-87s-5-5-6-5c-5 0-7 2-8 8-26 58-55 72-74 72-11 0-17-8-17-25 0-15 1-18 3-27 14-56 27-111 41-167z">
                <text:p/>
              </draw:path>
              <draw:path draw:style-name="gr2" draw:text-style-name="P2" draw:layer="layout" svg:width="0.058cm" svg:height="0.06cm" svg:x="7.257cm" svg:y="3.544cm" svg:viewBox="0 0 59 61" svg:d="M59 30c0-16-13-30-30-30s-29 14-29 30 13 31 29 31c17 0 30-15 30-31z">
                <text:p/>
              </draw:path>
              <draw:path draw:style-name="gr2" draw:text-style-name="P2" draw:layer="layout" svg:width="0.292cm" svg:height="0.357cm" svg:x="4.679cm" svg:y="4.524cm" svg:viewBox="0 0 293 358" svg:d="M43 317c-5 19-5 24-30 24-7 0-13 0-13 9 0 5 3 8 8 8 14 0 30-3 46-3 20 0 39 3 56 3 4 0 10 0 10-13 0-4-5-4-13-4-29 0-29-5-29-10 0-6 24-98 28-112 8 16 24 35 52 35 64 0 135-81 135-164 0-53-32-90-74-90-29 0-56 21-73 42-7-29-31-42-52-42-25 0-36 22-41 32-10 19-18 53-18 54 0 7 4 5 7 7 6 0 6-2 9-13 10-40 21-67 42-67 9 0 17 5 17 25 0 13-1 20-4 29-21 83-42 166-63 250zM142 74c4-16 20-32 29-40 19-18 37-21 46-21 23 0 36 19 36 53 0 33-20 97-29 118-19 40-46 59-67 59-37 0-43-48-43-51s0-2 1-8c9-37 18-74 27-110z">
                <text:p/>
              </draw:path>
              <draw:path draw:style-name="gr2" draw:text-style-name="P2" draw:layer="layout" svg:width="0.373cm" svg:height="0.253cm" svg:x="5.167cm" svg:y="4.524cm" svg:viewBox="0 0 374 254" svg:d="M374 230c-1 0-11 2-13 2-44 0-73-45-92-74-7-9-21-32-28-41 13-31 52-101 119-101 3 0 8 0 14 2 0-15 0-15-1-16-4 0-13-2-18-2-72 0-112 69-126 98-23-36-31-48-51-64-34-31-66-34-79-34-62 0-99 62-99 128 0 62 35 126 98 126 70 0 111-69 126-96 22 34 30 47 51 64 34 29 64 32 78 32 7 0 16 0 21-1 0-8 0-15 0-23zM211 139c-14 30-51 99-118 99-55 0-80-59-80-110 0-56 32-104 78-104 43 0 74 43 93 72 5 10 21 34 27 43z">
                <text:p/>
              </draw:path>
              <draw:path draw:style-name="gr2" draw:text-style-name="P2" draw:layer="layout" svg:width="0.185cm" svg:height="0.373cm" svg:x="6.077cm" svg:y="4.019cm" svg:viewBox="0 0 186 374" svg:d="M115 14c0-12 0-14-13-14-35 35-84 35-102 35 0 6 0 12 0 18 11 0 45 0 74-15 0 97 0 194 0 291 0 21-2 28-52 28-6 0-12 0-19 0 0 5 0 11 0 17 21-1 69-1 91-1 23 0 72 0 92 1 0-6 0-12 0-17-6 0-12 0-18 0-51 0-53-7-53-28 0-105 0-210 0-315z">
                <text:p/>
              </draw:path>
              <draw:path draw:style-name="gr2" draw:text-style-name="P2" draw:layer="layout" svg:width="0.743cm" svg:height="0.021cm" svg:x="5.795cm" svg:y="4.622cm" svg:viewBox="0 0 744 22" svg:d="M0 0c248 0 496 0 744 0 0 7 0 15 0 22-248 0-496 0-744 0 0-7 0-15 0-22z">
                <text:p/>
              </draw:path>
              <draw:path draw:style-name="gr2" draw:text-style-name="P2" draw:layer="layout" svg:width="0.399cm" svg:height="0.396cm" svg:x="5.827cm" svg:y="4.773cm" svg:viewBox="0 0 400 397" svg:d="M321 64c28-43 52-45 72-46 7 0 5-7 7-10 0-5-2-8-7-8-14 0-30 2-46 2-19 0-38-2-56-2-3 0-10 0-10 11 0 7 5 7 8 7 16 1 26 8 26 19 0 8-5 14-8 21-58 91-115 183-173 275-12-100-25-199-38-298 0-9 13-17 40-17 8 0 13 0 13-12 0-4-3-6-8-6-23 0-47 2-69 2-10 0-20 0-30 0-11 0-21-2-31-2-5 0-11 0-11 11 0 7 5 7 14 7 31 0 32 4 34 19 15 115 30 231 45 347 1 11 3 13 11 13s11-4 14-10c68-108 136-215 203-323z">
                <text:p/>
              </draw:path>
              <draw:path draw:style-name="gr2" draw:text-style-name="P2" draw:layer="layout" svg:width="0.213cm" svg:height="0.176cm" svg:x="6.278cm" svg:y="4.821cm" svg:viewBox="0 0 214 177" svg:d="M74 74c14-8 33-23 36-24 28-21 37-26 48-31 0 2 0 5 0 7 0 9 7 16 15 16 13 0 22-12 22-23 0-9-6-14-16-14-27 0-53 19-73 35-32 24-42 27-52 30 5-17 5-20 7-28 3-10 6-26 6-29 0-7-5-13-13-13s-14 6-16 11c-1 5-38 152-38 154 0 9 6 12 13 12 14 0 17-12 19-19 0-1 8-33 18-73 20 0 75 1 75 32-1 2 0 3-2 8-1 6-1 9-1 13 0 27 24 39 41 39 40 0 34-39 51-59 0-6-4-4-6-6-7 0-7 3-8 10-5 16-14 44-35 44-10 0-13-9-13-19 0-8 0-8 2-17 1-5 1-10 1-15 0-41-69-41-81-41z">
                <text:p/>
              </draw:path>
            </draw:g>
          </draw:g>
          <draw:custom-shape draw:style-name="gr4" draw:text-style-name="P3" draw:layer="layout" svg:width="0.2cm" svg:height="0.2cm" draw:transform="rotate (-2.28638132011257) translate (4.988cm 6.33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3" draw:layer="layout" svg:width="0.15cm" svg:height="0.15cm" svg:x="9.131cm" svg:y="7.6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15cm" svg:height="0.15cm" svg:x="3.68cm" svg:y="3.1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14.25cm" svg:y1="9.072cm" svg:x2="14.25cm" svg:y2="2.322cm">
            <text:p/>
          </draw:line>
          <draw:line draw:style-name="gr1" draw:text-style-name="P1" draw:layer="layout" svg:x1="14.22cm" svg:y1="9.09cm" svg:x2="22.47cm" svg:y2="9.09cm">
            <text:p/>
          </draw:line>
          <draw:g>
            <svg:title>TexMaths</svg:title>
            <svg:desc>16§latex§$S$§svg§600§TRUE§</svg:desc>
            <draw:g>
              <draw:path draw:style-name="gr2" draw:text-style-name="P2" draw:layer="layout" svg:width="0.332cm" svg:height="0.407cm" svg:x="13.578cm" svg:y="3.003cm" svg:viewBox="0 0 333 408" svg:d="M333 6c0-3-2-6-6-6s-4 0-10 8c-9 11-18 21-27 32-15-26-43-40-80-40-72 0-140 64-140 133 0 45 31 70 60 80 19 5 39 9 59 14 21 7 53 15 53 61 0 50-47 102-103 102-35 0-97-12-97-81 0-15 3-27 3-31 1-1 1-2 1-3 0-6-4-6-6-6s-5 0-6 1c-2 2-34 130-34 132 0 4 3 6 6 6 4 0 4 0 10-8 10-11 19-21 29-32 24 32 61 40 94 40 76 0 143-75 143-144 0-38-19-58-27-66-13-12-23-16-72-28-13-4-33-8-37-10-16-5-36-21-36-51 0-45 45-93 100-93 46 0 80 24 80 86 0 18-2 29-2 32 2 2 0 5 7 5 4 0 6-1 8-11 10-41 20-81 30-122z">
                <text:p/>
              </draw:path>
            </draw:g>
          </draw:g>
          <draw:g>
            <svg:title>TexMaths</svg:title>
            <svg:desc>16§latex§$T$§svg§600§TRUE§</svg:desc>
            <draw:g>
              <draw:path draw:style-name="gr2" draw:text-style-name="P2" draw:layer="layout" svg:width="0.378cm" svg:height="0.377cm" svg:x="21.48cm" svg:y="9.505cm" svg:viewBox="0 0 379 378" svg:d="M225 40c4-16 6-19 12-21 5-1 24-1 35-1 58 0 82 1 82 46 0 8-2 29-5 44 0 2-2 8-2 10 0 3 2 8 8 8 5 0 7-5 8-13 5-32 10-65 14-97 2-3 2-8 2-10 0-6-5-6-14-6-103 0-206 0-309 0-15 0-15 0-19 11-12 33-23 66-34 99-1 3-3 8-3 10 0 3 3 6 8 6s5-3 10-13c28-86 43-95 125-95 8 0 15 0 23 0 16 0 16 1 16 6 0 3-2 9-4 11-25 100-50 199-74 298-5 21-7 27-66 27-20 0-24 0-24 12 0 6 7 6 10 6 14 0 30-2 46-2 14 0 31 0 46 0s32 0 46 0c18 0 34 2 50 2 5 0 13 0 13-11 0-7-5-7-20-7-14 0-22 0-36-1-16-2-21-3-21-11 0-2 0-3 3-13 25-98 49-197 74-295z">
                <text:p/>
              </draw:path>
            </draw:g>
          </draw:g>
          <draw:g>
            <svg:title>TexMaths</svg:title>
            <svg:desc>16§latex§$Q=const.$§svg§600§TRUE§</svg:desc>
            <draw:g>
              <draw:path draw:style-name="gr2" draw:text-style-name="P2" draw:layer="layout" svg:width="0.388cm" svg:height="0.501cm" svg:x="16.378cm" svg:y="4.506cm" svg:viewBox="0 0 389 502" svg:d="M219 390c86-33 170-132 170-240 0-89-60-150-144-150-122 0-245 127-245 257 0 92 64 149 144 149 14 0 33-3 56-9-3 35-3 36-3 43 0 19 0 62 46 62 67 0 94-102 94-108 0-4-4-5-6-5-5 0-5 1-6 5-15 39-47 54-66 54-26 0-35-15-40-58zM112 386c-43-18-62-61-62-112 0-38 14-118 57-177 42-57 94-83 134-83 56 0 98 43 98 118 0 56-29 187-123 239-3-19-8-60-50-60-28 0-57 28-57 57 0 11 2 12 3 18zM147 392c-8 0-25 0-25-24 0-22 20-44 44-44s35 12 35 47c0 8-1 8-6 11-14 7-32 10-48 10z">
                <text:p/>
              </draw:path>
              <draw:path draw:style-name="gr2" draw:text-style-name="P2" draw:layer="layout" svg:width="0.372cm" svg:height="0.13cm" svg:x="16.982cm" svg:y="4.694cm" svg:viewBox="0 0 373 131" svg:d="M355 22c8 0 18 0 18-11s-10-11-18-11c-112 0-224 0-336 0-8 0-19 0-19 11s11 11 19 11c112 0 224 0 336 0zM355 131c8 0 18 0 18-11 0-12-10-12-18-12-112 0-224 0-336 0-8 0-19 0-19 12 0 11 11 11 19 11 112 0 224 0 336 0z">
                <text:p/>
              </draw:path>
              <draw:path draw:style-name="gr2" draw:text-style-name="P2" draw:layer="layout" svg:width="0.218cm" svg:height="0.252cm" svg:x="17.566cm" svg:y="4.653cm" svg:viewBox="0 0 219 253" svg:d="M200 35c-10 0-16 0-24 8-10 8-11 18-11 21 0 14 11 20 20 20 16 0 32-14 32-36 0-27-27-48-65-48-77 0-152 80-152 159 0 50 34 94 91 94 82 0 128-59 128-65 0-5-3-8-6-8-4 0-5 2-8 5-45 56-106 56-112 56-35 0-51-27-51-61 0-22 11-76 30-111 18-32 50-56 80-56 19 0 40 6 48 22z">
                <text:p/>
              </draw:path>
              <draw:path draw:style-name="gr2" draw:text-style-name="P2" draw:layer="layout" svg:width="0.24cm" svg:height="0.252cm" svg:x="17.809cm" svg:y="4.653cm" svg:viewBox="0 0 241 253" svg:d="M241 94c0-57-40-94-89-94-77 0-152 80-152 159 0 55 38 94 91 94 74 0 150-76 150-159zM91 241c-24 0-49-18-49-61 0-27 16-88 33-116 27-43 59-51 75-51 34 0 50 27 50 60 0 21-11 80-32 117-21 32-51 51-77 51z">
                <text:p/>
              </draw:path>
              <draw:path draw:style-name="gr2" draw:text-style-name="P2" draw:layer="layout" svg:width="0.304cm" svg:height="0.252cm" svg:x="18.075cm" svg:y="4.653cm" svg:viewBox="0 0 305 253" svg:d="M34 214c-2 9-5 22-5 23 0 12 8 16 16 16 6 0 17-4 21-16 1-1 8-27 11-41 4-16 8-33 13-49 3-13 6-26 9-39 2-9 7-25 7-27 8-17 38-68 91-68 25 0 30 20 30 38 0 35-27 107-35 131-7 12-7 19-7 25 0 27 20 46 47 46 53 0 73-81 73-86 0-6-4-6-6-6-6 0-6 2-10 11-11 38-28 69-56 69-9 0-14-5-14-18 0-14 5-29 10-40 11-30 35-91 35-122 0-39-24-61-66-61-49 0-76 37-86 49-3-31-27-49-53-49-25 0-37 22-41 32-10 19-18 52-18 54 0 6 6 6 8 6 5 0 6-1 10-12 9-40 20-67 40-67 11 0 17 6 17 25 0 11-1 18-8 46-11 43-22 87-33 130z">
                <text:p/>
              </draw:path>
              <draw:path draw:style-name="gr2" draw:text-style-name="P2" draw:layer="layout" svg:width="0.207cm" svg:height="0.252cm" svg:x="18.425cm" svg:y="4.653cm" svg:viewBox="0 0 208 253" svg:d="M190 38c-14 0-25 13-25 26 0 8 4 16 16 16s27-10 27-32c0-24-26-48-67-48-75 0-96 57-96 81 0 45 41 53 59 56 29 6 58 11 58 43 0 14-13 61-80 61-8 0-52 0-64-29 20 2 35-14 35-30 0-13-10-19-21-19-14 0-32 11-32 36 0 32 32 54 82 54 89 0 111-68 111-92 0-21-11-35-17-41-14-16-30-18-56-24-19-4-43-8-43-34 0-16 14-49 64-49 14 0 41 3 49 25z">
                <text:p/>
              </draw:path>
              <draw:path draw:style-name="gr2" draw:text-style-name="P2" draw:layer="layout" svg:width="0.172cm" svg:height="0.354cm" svg:x="18.673cm" svg:y="4.551cm" svg:viewBox="0 0 173 355" svg:d="M102 126c18 0 36 0 53 0 11 0 18 0 18-11 0-7-7-7-16-7-17 0-33 0-50 0 21-79 23-90 23-94 0-9-7-14-16-14-2 0-18 0-23 19-7 30-15 60-22 89-18 0-35 0-53 0-11 0-16 0-16 12 0 6 5 6 16 6 17 0 33 0 50 0-42 158-44 167-44 178 0 31 21 51 52 51 57 0 89-81 89-86 0-6-5-6-6-6-5 0-7 2-8 8-26 59-55 72-74 72-13 0-17-7-17-26 0-13 1-17 3-27 14-55 27-109 41-164z">
                <text:p/>
              </draw:path>
              <draw:path draw:style-name="gr2" draw:text-style-name="P2" draw:layer="layout" svg:width="0.058cm" svg:height="0.058cm" svg:x="18.911cm" svg:y="4.841cm" svg:viewBox="0 0 59 59" svg:d="M59 29c0-16-13-29-30-29s-29 12-29 29c0 16 12 30 29 30s30-13 30-30z">
                <text:p/>
              </draw:path>
            </draw:g>
          </draw:g>
          <draw:g>
            <draw:line draw:style-name="gr3" draw:text-style-name="P1" draw:layer="layout" svg:x1="20.405cm" svg:y1="5.376cm" svg:x2="15.905cm" svg:y2="5.376cm">
              <text:p/>
            </draw:line>
            <draw:custom-shape draw:style-name="gr4" draw:text-style-name="P3" draw:layer="layout" svg:width="0.2cm" svg:height="0.2cm" draw:transform="rotate (1.5707963267949) translate (17.836cm 5.47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3" draw:layer="layout" svg:width="0.15cm" svg:height="0.15cm" draw:transform="rotate (1.5707963267949) translate (20.275cm 5.44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15cm" svg:height="0.15cm" draw:transform="rotate (1.5707963267949) translate (15.776cm 5.4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5" draw:text-style-name="P4" draw:layer="layout" svg:width="3.45cm" svg:height="0.962cm" svg:x="10.55cm" svg:y="1.151cm">
          <draw:text-box>
            <text:p>Adiaba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4-26T15:44:10.335079301</dc:date>
    <meta:editing-duration>PT9H35M</meta:editing-duration>
    <meta:editing-cycles>69</meta:editing-cycles>
    <meta:generator>LibreOffice/7.3.7.2$Linux_X86_64 LibreOffice_project/30$Build-2</meta:generator>
    <meta:document-statistic meta:object-count="216"/>
  </office:meta>
</office:document-meta>
</file>